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>
            <text:p>Date Gillam</text:p>
          </table:table-cell>
          <table:table-cell office:value-type="string">
            <text:p>11-20-2011</text:p>
          </table:table-cell>
          <table:table-cell/>
          <table:table-cell office:value-type="string">
            <text:p>11-20-2011</text:p>
          </table:table-cell>
          <table:table-cell/>
          <table:table-cell office:value-type="string">
            <text:p>11-20-2011</text:p>
          </table:table-cell>
          <table:table-cell/>
          <table:table-cell office:value-type="string">
            <text:p>11-20-2011</text:p>
          </table:table-cell>
          <table:table-cell/>
          <table:table-cell office:value-type="string">
            <text:p>11-20-2011</text:p>
          </table:table-cell>
          <table:table-cell/>
          <table:table-cell office:value-type="string">
            <text:p>11-20-2011</text:p>
          </table:table-cell>
          <table:table-cell/>
          <table:table-cell office:value-type="string">
            <text:p>11-20-2011</text:p>
          </table:table-cell>
          <table:table-cell/>
          <table:table-cell office:value-type="string">
            <text:p>11-20-2011</text:p>
          </table:table-cell>
          <table:table-cell/>
        </table:table-row>
        <table:table-row table:style-name="ro2">
          <table:table-cell office:value-type="string">
            <text:p>Hour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Rows Plotted (k)</text:p>
          </table:table-cell>
          <table:table-cell office:value-type="string">
            <text:p>60-119</text:p>
          </table:table-cell>
          <table:table-cell/>
          <table:table-cell office:value-type="string">
            <text:p>60-119</text:p>
          </table:table-cell>
          <table:table-cell/>
          <table:table-cell office:value-type="string">
            <text:p>60-119</text:p>
          </table:table-cell>
          <table:table-cell/>
          <table:table-cell office:value-type="string">
            <text:p>60-119</text:p>
          </table:table-cell>
          <table:table-cell/>
          <table:table-cell office:value-type="string">
            <text:p>60-119</text:p>
          </table:table-cell>
          <table:table-cell/>
          <table:table-cell office:value-type="string">
            <text:p>60-119</text:p>
          </table:table-cell>
          <table:table-cell/>
          <table:table-cell office:value-type="string">
            <text:p>60-119</text:p>
          </table:table-cell>
          <table:table-cell/>
          <table:table-cell office:value-type="string">
            <text:p>60-119</text:p>
          </table:table-cell>
          <table:table-cell/>
        </table:table-row>
        <table:table-row table:style-name="ro2">
          <table:table-cell office:value-type="string">
            <text:p>Columns Averaged (j)</text:p>
          </table:table-cell>
          <table:table-cell office:value-type="string">
            <text:p>319-325</text:p>
          </table:table-cell>
          <table:table-cell/>
          <table:table-cell office:value-type="string">
            <text:p>319-325</text:p>
          </table:table-cell>
          <table:table-cell/>
          <table:table-cell office:value-type="string">
            <text:p>319-325</text:p>
          </table:table-cell>
          <table:table-cell/>
          <table:table-cell office:value-type="string">
            <text:p>319-325</text:p>
          </table:table-cell>
          <table:table-cell/>
          <table:table-cell office:value-type="string">
            <text:p>319-325</text:p>
          </table:table-cell>
          <table:table-cell/>
          <table:table-cell office:value-type="string">
            <text:p>319-325</text:p>
          </table:table-cell>
          <table:table-cell/>
          <table:table-cell office:value-type="string">
            <text:p>319-325</text:p>
          </table:table-cell>
          <table:table-cell/>
          <table:table-cell office:value-type="string">
            <text:p>319-324</text:p>
          </table:table-cell>
          <table:table-cell/>
        </table:table-row>
        <table:table-row table:style-name="ro2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2">
          <table:table-cell office:value-type="string">
            <text:p>A0</text:p>
          </table:table-cell>
          <table:table-cell office:value-type="float" office:value="352.824">
            <text:p>352.824</text:p>
          </table:table-cell>
          <table:table-cell office:value-type="float" office:value="52.1071">
            <text:p>52.1071</text:p>
          </table:table-cell>
          <table:table-cell office:value-type="float" office:value="980.856">
            <text:p>980.856</text:p>
          </table:table-cell>
          <table:table-cell office:value-type="float" office:value="134.34">
            <text:p>134.34</text:p>
          </table:table-cell>
          <table:table-cell office:value-type="float" office:value="908.999">
            <text:p>908.999</text:p>
          </table:table-cell>
          <table:table-cell office:value-type="float" office:value="116.322">
            <text:p>116.322</text:p>
          </table:table-cell>
          <table:table-cell office:value-type="float" office:value="902.378">
            <text:p>902.378</text:p>
          </table:table-cell>
          <table:table-cell office:value-type="float" office:value="116.813">
            <text:p>116.813</text:p>
          </table:table-cell>
          <table:table-cell office:value-type="float" office:value="949.422">
            <text:p>949.422</text:p>
          </table:table-cell>
          <table:table-cell office:value-type="float" office:value="128.006">
            <text:p>128.006</text:p>
          </table:table-cell>
          <table:table-cell office:value-type="float" office:value="811.804">
            <text:p>811.804</text:p>
          </table:table-cell>
          <table:table-cell office:value-type="float" office:value="121.035">
            <text:p>121.035</text:p>
          </table:table-cell>
          <table:table-cell table:number-columns-repeated="2"/>
          <table:table-cell office:value-type="float" office:value="374.469">
            <text:p>374.469</text:p>
          </table:table-cell>
          <table:table-cell office:value-type="float" office:value="49.399">
            <text:p>49.399</text:p>
          </table:table-cell>
        </table:table-row>
        <table:table-row table:style-name="ro2">
          <table:table-cell office:value-type="string">
            <text:p>A1</text:p>
          </table:table-cell>
          <table:table-cell office:value-type="float" office:value="32.6987">
            <text:p>32.6987</text:p>
          </table:table-cell>
          <table:table-cell office:value-type="float" office:value="0.585395">
            <text:p>0.585395</text:p>
          </table:table-cell>
          <table:table-cell office:value-type="float" office:value="32.4146">
            <text:p>32.4146</text:p>
          </table:table-cell>
          <table:table-cell office:value-type="float" office:value="0.465876">
            <text:p>0.465876</text:p>
          </table:table-cell>
          <table:table-cell office:value-type="float" office:value="32.5781">
            <text:p>32.5781</text:p>
          </table:table-cell>
          <table:table-cell office:value-type="float" office:value="0.471182">
            <text:p>0.471182</text:p>
          </table:table-cell>
          <table:table-cell office:value-type="float" office:value="32.5452">
            <text:p>32.5452</text:p>
          </table:table-cell>
          <table:table-cell office:value-type="float" office:value="0.462383">
            <text:p>0.462383</text:p>
          </table:table-cell>
          <table:table-cell office:value-type="float" office:value="32.5142">
            <text:p>32.5142</text:p>
          </table:table-cell>
          <table:table-cell office:value-type="float" office:value="0.472197">
            <text:p>0.472197</text:p>
          </table:table-cell>
          <table:table-cell office:value-type="float" office:value="32.4731">
            <text:p>32.4731</text:p>
          </table:table-cell>
          <table:table-cell office:value-type="float" office:value="0.491743">
            <text:p>0.491743</text:p>
          </table:table-cell>
          <table:table-cell table:number-columns-repeated="2"/>
          <table:table-cell office:value-type="float" office:value="32.5087">
            <text:p>32.5087</text:p>
          </table:table-cell>
          <table:table-cell office:value-type="float" office:value="0.507789">
            <text:p>0.507789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float" office:value="7.82888">
            <text:p>7.82888</text:p>
          </table:table-cell>
          <table:table-cell office:value-type="float" office:value="1.12328">
            <text:p>1.12328</text:p>
          </table:table-cell>
          <table:table-cell office:value-type="float" office:value="8.429">
            <text:p>8.429</text:p>
          </table:table-cell>
          <table:table-cell office:value-type="float" office:value="1.00843">
            <text:p>1.00843</text:p>
          </table:table-cell>
          <table:table-cell office:value-type="float" office:value="8.25875">
            <text:p>8.25875</text:p>
          </table:table-cell>
          <table:table-cell office:value-type="float" office:value="0.965825">
            <text:p>0.965825</text:p>
          </table:table-cell>
          <table:table-cell office:value-type="float" office:value="8.21899">
            <text:p>8.21899</text:p>
          </table:table-cell>
          <table:table-cell office:value-type="float" office:value="0.960846">
            <text:p>0.960846</text:p>
          </table:table-cell>
          <table:table-cell office:value-type="float" office:value="8.1447">
            <text:p>8.1447</text:p>
          </table:table-cell>
          <table:table-cell office:value-type="float" office:value="0.988595">
            <text:p>0.988595</text:p>
          </table:table-cell>
          <table:table-cell office:value-type="float" office:value="8.42449">
            <text:p>8.42449</text:p>
          </table:table-cell>
          <table:table-cell office:value-type="float" office:value="1.08029">
            <text:p>1.08029</text:p>
          </table:table-cell>
          <table:table-cell/>
          <table:table-cell/>
          <table:table-cell office:value-type="float" office:value="7.93654">
            <text:p>7.93654</text:p>
          </table:table-cell>
          <table:table-cell office:value-type="float" office:value="1.00024">
            <text:p>1.00024</text:p>
          </table:table-cell>
        </table:table-row>
        <table:table-row table:style-name="ro2">
          <table:table-cell office:value-type="string">
            <text:p>A3</text:p>
          </table:table-cell>
          <table:table-cell office:value-type="float" office:value="90.4758">
            <text:p>90.4758</text:p>
          </table:table-cell>
          <table:table-cell office:value-type="float" office:value="30.9894">
            <text:p>30.9894</text:p>
          </table:table-cell>
          <table:table-cell office:value-type="float" office:value="70.1399">
            <text:p>70.1399</text:p>
          </table:table-cell>
          <table:table-cell office:value-type="float" office:value="66.6115">
            <text:p>66.6115</text:p>
          </table:table-cell>
          <table:table-cell office:value-type="float" office:value="68.8213">
            <text:p>68.8213</text:p>
          </table:table-cell>
          <table:table-cell office:value-type="float" office:value="62.2921">
            <text:p>62.2921</text:p>
          </table:table-cell>
          <table:table-cell office:value-type="float" office:value="68.3732">
            <text:p>68.3732</text:p>
          </table:table-cell>
          <table:table-cell office:value-type="float" office:value="61.7484">
            <text:p>61.7484</text:p>
          </table:table-cell>
          <table:table-cell office:value-type="float" office:value="78.1795">
            <text:p>78.1795</text:p>
          </table:table-cell>
          <table:table-cell office:value-type="float" office:value="66.422">
            <text:p>66.422</text:p>
          </table:table-cell>
          <table:table-cell office:value-type="float" office:value="78.5224">
            <text:p>78.5224</text:p>
          </table:table-cell>
          <table:table-cell office:value-type="float" office:value="57.7754">
            <text:p>57.7754</text:p>
          </table:table-cell>
          <table:table-cell table:number-columns-repeated="2"/>
          <table:table-cell office:value-type="float" office:value="53.7542">
            <text:p>53.7542</text:p>
          </table:table-cell>
          <table:table-cell office:value-type="float" office:value="28.3428">
            <text:p>28.3428</text:p>
          </table:table-cell>
        </table:table-row>
        <table:table-row table:style-name="ro2">
          <table:table-cell office:value-type="string">
            <text:p>A4</text:p>
          </table:table-cell>
          <table:table-cell office:value-type="float" office:value="-0.0131252">
            <text:p>-0.0131252</text:p>
          </table:table-cell>
          <table:table-cell office:value-type="float" office:value="5.0175">
            <text:p>5.0175</text:p>
          </table:table-cell>
          <table:table-cell office:value-type="float" office:value="-5.91615">
            <text:p>-5.91615</text:p>
          </table:table-cell>
          <table:table-cell office:value-type="float" office:value="12.3951">
            <text:p>12.3951</text:p>
          </table:table-cell>
          <table:table-cell office:value-type="float" office:value="-3.71685">
            <text:p>-3.71685</text:p>
          </table:table-cell>
          <table:table-cell office:value-type="float" office:value="10.9082">
            <text:p>10.9082</text:p>
          </table:table-cell>
          <table:table-cell office:value-type="float" office:value="-3.80119">
            <text:p>-3.80119</text:p>
          </table:table-cell>
          <table:table-cell office:value-type="float" office:value="10.9484">
            <text:p>10.9484</text:p>
          </table:table-cell>
          <table:table-cell office:value-type="float" office:value="-3.29864">
            <text:p>-3.29864</text:p>
          </table:table-cell>
          <table:table-cell office:value-type="float" office:value="11.9196">
            <text:p>11.9196</text:p>
          </table:table-cell>
          <table:table-cell office:value-type="float" office:value="-4.68016">
            <text:p>-4.68016</text:p>
          </table:table-cell>
          <table:table-cell office:value-type="float" office:value="11.0134">
            <text:p>11.0134</text:p>
          </table:table-cell>
          <table:table-cell table:number-columns-repeated="2"/>
          <table:table-cell office:value-type="float" office:value="-0.750235">
            <text:p>-0.750235</text:p>
          </table:table-cell>
          <table:table-cell office:value-type="float" office:value="4.725">
            <text:p>4.725</text:p>
          </table:table-cell>
        </table:table-row>
        <table:table-row table:style-name="ro2">
          <table:table-cell office:value-type="string">
            <text:p>A5</text:p>
          </table:table-cell>
          <table:table-cell office:value-type="float" office:value="-0.00472713">
            <text:p>-0.00472713</text:p>
          </table:table-cell>
          <table:table-cell office:value-type="float" office:value="0.080327">
            <text:p>0.080327</text:p>
          </table:table-cell>
          <table:table-cell office:value-type="float" office:value="0.0827373">
            <text:p>0.0827373</text:p>
          </table:table-cell>
          <table:table-cell office:value-type="float" office:value="0.199001">
            <text:p>0.199001</text:p>
          </table:table-cell>
          <table:table-cell office:value-type="float" office:value="0.0468532">
            <text:p>0.0468532</text:p>
          </table:table-cell>
          <table:table-cell office:value-type="float" office:value="0.174536">
            <text:p>0.174536</text:p>
          </table:table-cell>
          <table:table-cell office:value-type="float" office:value="0.0495811">
            <text:p>0.0495811</text:p>
          </table:table-cell>
          <table:table-cell office:value-type="float" office:value="0.175564">
            <text:p>0.175564</text:p>
          </table:table-cell>
          <table:table-cell office:value-type="float" office:value="0.0407878">
            <text:p>0.0407878</text:p>
          </table:table-cell>
          <table:table-cell office:value-type="float" office:value="0.190964">
            <text:p>0.190964</text:p>
          </table:table-cell>
          <table:table-cell office:value-type="float" office:value="0.0657988">
            <text:p>0.0657988</text:p>
          </table:table-cell>
          <table:table-cell office:value-type="float" office:value="0.17627">
            <text:p>0.17627</text:p>
          </table:table-cell>
          <table:table-cell table:number-columns-repeated="2"/>
          <table:table-cell office:value-type="float" office:value="0.00672326">
            <text:p>0.00672326</text:p>
          </table:table-cell>
          <table:table-cell office:value-type="float" office:value="0.0758139">
            <text:p>0.0758139</text:p>
          </table:table-cell>
        </table:table-row>
        <table:table-row table:style-name="ro2">
          <table:table-cell office:value-type="string">
            <text:p>FWHM</text:p>
          </table:table-cell>
          <table:table-cell table:formula="of:=2*SQRT(2*LN(2))*[.B9]" office:value-type="float" office:value="18.4356035541419">
            <text:p>18.4356035541</text:p>
          </table:table-cell>
          <table:table-cell/>
          <table:table-cell table:formula="of:=2*SQRT(2*LN(2))*[.D9]" office:value-type="float" office:value="19.8487781595659">
            <text:p>19.8487781596</text:p>
          </table:table-cell>
          <table:table-cell/>
          <table:table-cell table:formula="of:=2*SQRT(2*LN(2))*[.F9]" office:value-type="float" office:value="19.4478700468993">
            <text:p>19.4478700469</text:p>
          </table:table-cell>
          <table:table-cell/>
          <table:table-cell table:formula="of:=2*SQRT(2*LN(2))*[.H9]" office:value-type="float" office:value="19.3542424019089">
            <text:p>19.3542424019</text:p>
          </table:table-cell>
          <table:table-cell/>
          <table:table-cell table:formula="of:=2*SQRT(2*LN(2))*[.J9]" office:value-type="float" office:value="19.1793028207636">
            <text:p>19.1793028208</text:p>
          </table:table-cell>
          <table:table-cell/>
          <table:table-cell table:formula="of:=2*SQRT(2*LN(2))*[.L9]" office:value-type="float" office:value="19.8381579211628">
            <text:p>19.8381579212</text:p>
          </table:table-cell>
          <table:table-cell/>
          <table:table-cell table:formula="of:=2*SQRT(2*LN(2))*[.N9]" office:value-type="float" office:value="0">
            <text:p>0</text:p>
          </table:table-cell>
          <table:table-cell/>
          <table:table-cell table:formula="of:=2*SQRT(2*LN(2))*[.P9]" office:value-type="float" office:value="18.6891234801899">
            <text:p>18.6891234802</text:p>
          </table:table-cell>
          <table:table-cell/>
        </table:table-row>
        <table:table-row table:style-name="ro2">
          <table:table-cell office:value-type="string">
            <text:p>Transit Row</text:p>
          </table:table-cell>
          <table:table-cell office:value-type="float" office:value="92.6987">
            <text:p>92.6987</text:p>
          </table:table-cell>
          <table:table-cell/>
          <table:table-cell office:value-type="float" office:value="92.4146">
            <text:p>92.4146</text:p>
          </table:table-cell>
          <table:table-cell/>
          <table:table-cell office:value-type="float" office:value="92.5781">
            <text:p>92.5781</text:p>
          </table:table-cell>
          <table:table-cell/>
          <table:table-cell office:value-type="float" office:value="92.5452">
            <text:p>92.5452</text:p>
          </table:table-cell>
          <table:table-cell/>
          <table:table-cell office:value-type="float" office:value="92.5142">
            <text:p>92.5142</text:p>
          </table:table-cell>
          <table:table-cell/>
          <table:table-cell office:value-type="float" office:value="92.4731">
            <text:p>92.4731</text:p>
          </table:table-cell>
          <table:table-cell table:number-columns-repeated="3"/>
          <table:table-cell office:value-type="float" office:value="92.5087">
            <text:p>92.5087</text:p>
          </table:table-cell>
          <table:table-cell/>
        </table:table-row>
        <table:table-row table:style-name="ro2">
          <table:table-cell office:value-type="string">
            <text:p>*Missing Data</text:p>
          </table:table-cell>
          <table:table-cell table:number-columns-repeated="16"/>
        </table:table-row>
        <table:table-row table:style-name="ro2" table:number-rows-repeated="3">
          <table:table-cell table:number-columns-repeated="17"/>
        </table:table-row>
        <table:table-row table:style-name="ro1">
          <table:table-cell office:value-type="string">
            <text:p>Date Gillam</text:p>
          </table:table-cell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</table:table-row>
        <table:table-row table:style-name="ro2">
          <table:table-cell office:value-type="string">
            <text:p>Hour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Rows Plotted (k)</text:p>
          </table:table-cell>
          <table:table-cell office:value-type="string">
            <text:p>65-119</text:p>
          </table:table-cell>
          <table:table-cell/>
          <table:table-cell office:value-type="string">
            <text:p>65-119</text:p>
          </table:table-cell>
          <table:table-cell/>
          <table:table-cell office:value-type="string">
            <text:p>65-119</text:p>
          </table:table-cell>
          <table:table-cell/>
          <table:table-cell office:value-type="string">
            <text:p>65-119</text:p>
          </table:table-cell>
          <table:table-cell/>
          <table:table-cell office:value-type="string">
            <text:p>65-119</text:p>
          </table:table-cell>
          <table:table-cell/>
          <table:table-cell office:value-type="string">
            <text:p>65-119</text:p>
          </table:table-cell>
          <table:table-cell/>
          <table:table-cell office:value-type="string">
            <text:p>65-119</text:p>
          </table:table-cell>
          <table:table-cell/>
          <table:table-cell office:value-type="string">
            <text:p>65-119</text:p>
          </table:table-cell>
          <table:table-cell/>
        </table:table-row>
        <table:table-row table:style-name="ro2">
          <table:table-cell office:value-type="string">
            <text:p>Columns Averaged (j)</text:p>
          </table:table-cell>
          <table:table-cell office:value-type="string">
            <text:p>318-324</text:p>
          </table:table-cell>
          <table:table-cell/>
          <table:table-cell office:value-type="string">
            <text:p>318-324</text:p>
          </table:table-cell>
          <table:table-cell/>
          <table:table-cell office:value-type="string">
            <text:p>318-324</text:p>
          </table:table-cell>
          <table:table-cell/>
          <table:table-cell office:value-type="string">
            <text:p>318-324</text:p>
          </table:table-cell>
          <table:table-cell/>
          <table:table-cell office:value-type="string">
            <text:p>318-324</text:p>
          </table:table-cell>
          <table:table-cell/>
          <table:table-cell office:value-type="string">
            <text:p>318-324</text:p>
          </table:table-cell>
          <table:table-cell/>
          <table:table-cell office:value-type="string">
            <text:p>318-324</text:p>
          </table:table-cell>
          <table:table-cell/>
          <table:table-cell office:value-type="string">
            <text:p>318-323</text:p>
          </table:table-cell>
          <table:table-cell/>
        </table:table-row>
        <table:table-row table:style-name="ro2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2">
          <table:table-cell office:value-type="string">
            <text:p>A0</text:p>
          </table:table-cell>
          <table:table-cell office:value-type="float" office:value="520.159">
            <text:p>520.159</text:p>
          </table:table-cell>
          <table:table-cell office:value-type="float" office:value="24.4274">
            <text:p>24.4274</text:p>
          </table:table-cell>
          <table:table-cell office:value-type="float" office:value="1366.4">
            <text:p>1366.4</text:p>
          </table:table-cell>
          <table:table-cell office:value-type="float" office:value="76.4165">
            <text:p>76.4165</text:p>
          </table:table-cell>
          <table:table-cell office:value-type="float" office:value="1287.88">
            <text:p>1287.88</text:p>
          </table:table-cell>
          <table:table-cell office:value-type="float" office:value="76.4688">
            <text:p>76.4688</text:p>
          </table:table-cell>
          <table:table-cell office:value-type="float" office:value="1317.83">
            <text:p>1317.83</text:p>
          </table:table-cell>
          <table:table-cell office:value-type="float" office:value="87.399">
            <text:p>87.399</text:p>
          </table:table-cell>
          <table:table-cell office:value-type="float" office:value="1353.79">
            <text:p>1353.79</text:p>
          </table:table-cell>
          <table:table-cell office:value-type="float" office:value="69.3839">
            <text:p>69.3839</text:p>
          </table:table-cell>
          <table:table-cell office:value-type="float" office:value="1166.33">
            <text:p>1166.33</text:p>
          </table:table-cell>
          <table:table-cell office:value-type="float" office:value="66.757">
            <text:p>66.757</text:p>
          </table:table-cell>
          <table:table-cell office:value-type="float" office:value="90.7499">
            <text:p>90.7499</text:p>
          </table:table-cell>
          <table:table-cell office:value-type="float" office:value="16.3449">
            <text:p>16.3449</text:p>
          </table:table-cell>
          <table:table-cell office:value-type="float" office:value="563.273">
            <text:p>563.273</text:p>
          </table:table-cell>
          <table:table-cell office:value-type="float" office:value="25.8528">
            <text:p>25.8528</text:p>
          </table:table-cell>
        </table:table-row>
        <table:table-row table:style-name="ro2">
          <table:table-cell office:value-type="string">
            <text:p>A1</text:p>
          </table:table-cell>
          <table:table-cell office:value-type="float" office:value="29.2673">
            <text:p>29.2673</text:p>
          </table:table-cell>
          <table:table-cell office:value-type="float" office:value="0.0850222">
            <text:p>0.0850222</text:p>
          </table:table-cell>
          <table:table-cell office:value-type="float" office:value="29.2025">
            <text:p>29.2025</text:p>
          </table:table-cell>
          <table:table-cell office:value-type="float" office:value="0.0990712">
            <text:p>0.0990712</text:p>
          </table:table-cell>
          <table:table-cell office:value-type="float" office:value="29.357">
            <text:p>29.357</text:p>
          </table:table-cell>
          <table:table-cell office:value-type="float" office:value="0.105571">
            <text:p>0.105571</text:p>
          </table:table-cell>
          <table:table-cell office:value-type="float" office:value="29.3525">
            <text:p>29.3525</text:p>
          </table:table-cell>
          <table:table-cell office:value-type="float" office:value="0.112073">
            <text:p>0.112073</text:p>
          </table:table-cell>
          <table:table-cell office:value-type="float" office:value="29.2387">
            <text:p>29.2387</text:p>
          </table:table-cell>
          <table:table-cell office:value-type="float" office:value="0.0902793">
            <text:p>0.0902793</text:p>
          </table:table-cell>
          <table:table-cell office:value-type="float" office:value="29.2267">
            <text:p>29.2267</text:p>
          </table:table-cell>
          <table:table-cell office:value-type="float" office:value="0.103272">
            <text:p>0.103272</text:p>
          </table:table-cell>
          <table:table-cell office:value-type="float" office:value="29.7889">
            <text:p>29.7889</text:p>
          </table:table-cell>
          <table:table-cell office:value-type="float" office:value="0.3104714">
            <text:p>0.3104714</text:p>
          </table:table-cell>
          <table:table-cell office:value-type="float" office:value="29.1524">
            <text:p>29.1524</text:p>
          </table:table-cell>
          <table:table-cell office:value-type="float" office:value="0.0835151">
            <text:p>0.0835151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float" office:value="9.57723">
            <text:p>9.57723</text:p>
          </table:table-cell>
          <table:table-cell office:value-type="float" office:value="0.281196">
            <text:p>0.281196</text:p>
          </table:table-cell>
          <table:table-cell office:value-type="float" office:value="9.61682">
            <text:p>9.61682</text:p>
          </table:table-cell>
          <table:table-cell office:value-type="float" office:value="0.333481">
            <text:p>0.333481</text:p>
          </table:table-cell>
          <table:table-cell office:value-type="float" office:value="9.67667">
            <text:p>9.67667</text:p>
          </table:table-cell>
          <table:table-cell office:value-type="float" office:value="0.353636">
            <text:p>0.353636</text:p>
          </table:table-cell>
          <table:table-cell office:value-type="float" office:value="9.91042">
            <text:p>9.91042</text:p>
          </table:table-cell>
          <table:table-cell office:value-type="float" office:value="0.392677">
            <text:p>0.392677</text:p>
          </table:table-cell>
          <table:table-cell office:value-type="float" office:value="9.66454">
            <text:p>9.66454</text:p>
          </table:table-cell>
          <table:table-cell office:value-type="float" office:value="0.305376">
            <text:p>0.305376</text:p>
          </table:table-cell>
          <table:table-cell office:value-type="float" office:value="9.57738">
            <text:p>9.57738</text:p>
          </table:table-cell>
          <table:table-cell office:value-type="float" office:value="0.342774">
            <text:p>0.342774</text:p>
          </table:table-cell>
          <table:table-cell office:value-type="float" office:value="10.5097">
            <text:p>10.5097</text:p>
          </table:table-cell>
          <table:table-cell office:value-type="float" office:value="1.10403">
            <text:p>1.10403</text:p>
          </table:table-cell>
          <table:table-cell office:value-type="float" office:value="9.48602">
            <text:p>9.48602</text:p>
          </table:table-cell>
          <table:table-cell office:value-type="float" office:value="0.275077">
            <text:p>0.275077</text:p>
          </table:table-cell>
        </table:table-row>
        <table:table-row table:style-name="ro2">
          <table:table-cell office:value-type="string">
            <text:p>A3</text:p>
          </table:table-cell>
          <table:table-cell office:value-type="float" office:value="212.525">
            <text:p>212.525</text:p>
          </table:table-cell>
          <table:table-cell office:value-type="float" office:value="5.1738">
            <text:p>5.1738</text:p>
          </table:table-cell>
          <table:table-cell office:value-type="float" office:value="583.142">
            <text:p>583.142</text:p>
          </table:table-cell>
          <table:table-cell office:value-type="float" office:value="15.6688">
            <text:p>15.6688</text:p>
          </table:table-cell>
          <table:table-cell office:value-type="float" office:value="559.475">
            <text:p>559.475</text:p>
          </table:table-cell>
          <table:table-cell office:value-type="float" office:value="15.4809">
            <text:p>15.4809</text:p>
          </table:table-cell>
          <table:table-cell office:value-type="float" office:value="556.682">
            <text:p>556.682</text:p>
          </table:table-cell>
          <table:table-cell office:value-type="float" office:value="15.8086">
            <text:p>15.8086</text:p>
          </table:table-cell>
          <table:table-cell office:value-type="float" office:value="559.138">
            <text:p>559.138</text:p>
          </table:table-cell>
          <table:table-cell office:value-type="float" office:value="13.9816">
            <text:p>13.9816</text:p>
          </table:table-cell>
          <table:table-cell office:value-type="float" office:value="550.605">
            <text:p>550.605</text:p>
          </table:table-cell>
          <table:table-cell office:value-type="float" office:value="14.0735">
            <text:p>14.0735</text:p>
          </table:table-cell>
          <table:table-cell office:value-type="float" office:value="97.0251">
            <text:p>97.0251</text:p>
          </table:table-cell>
          <table:table-cell office:value-type="float" office:value="2.64615">
            <text:p>2.64615</text:p>
          </table:table-cell>
          <table:table-cell office:value-type="float" office:value="174.557">
            <text:p>174.557</text:p>
          </table:table-cell>
          <table:table-cell office:value-type="float" office:value="5.6249">
            <text:p>5.6249</text:p>
          </table:table-cell>
        </table:table-row>
        <table:table-row table:style-name="ro2">
          <table:table-cell office:value-type="string">
            <text:p>A4</text:p>
          </table:table-cell>
          <table:table-cell office:value-type="float" office:value="-9.08872">
            <text:p>-9.08872</text:p>
          </table:table-cell>
          <table:table-cell office:value-type="float" office:value="1.99367">
            <text:p>1.99367</text:p>
          </table:table-cell>
          <table:table-cell office:value-type="float" office:value="-27.0121">
            <text:p>-27.0121</text:p>
          </table:table-cell>
          <table:table-cell office:value-type="float" office:value="6.20203">
            <text:p>6.20203</text:p>
          </table:table-cell>
          <table:table-cell office:value-type="float" office:value="-25.1749">
            <text:p>-25.1749</text:p>
          </table:table-cell>
          <table:table-cell office:value-type="float" office:value="6.16457">
            <text:p>6.16457</text:p>
          </table:table-cell>
          <table:table-cell office:value-type="float" office:value="-28.4773">
            <text:p>-28.4773</text:p>
          </table:table-cell>
          <table:table-cell office:value-type="float" office:value="6.87146">
            <text:p>6.87146</text:p>
          </table:table-cell>
          <table:table-cell office:value-type="float" office:value="-26.1417">
            <text:p>-26.1417</text:p>
          </table:table-cell>
          <table:table-cell office:value-type="float" office:value="5.60467">
            <text:p>5.60467</text:p>
          </table:table-cell>
          <table:table-cell office:value-type="float" office:value="-22.099">
            <text:p>-22.099</text:p>
          </table:table-cell>
          <table:table-cell office:value-type="float" office:value="5.44675">
            <text:p>5.44675</text:p>
          </table:table-cell>
          <table:table-cell office:value-type="float" office:value="-2.27803">
            <text:p>-2.27803</text:p>
          </table:table-cell>
          <table:table-cell office:value-type="float" office:value="1.24005">
            <text:p>1.24005</text:p>
          </table:table-cell>
          <table:table-cell office:value-type="float" office:value="-9.53242">
            <text:p>-9.53242</text:p>
          </table:table-cell>
          <table:table-cell office:value-type="float" office:value="2.12874">
            <text:p>2.12874</text:p>
          </table:table-cell>
        </table:table-row>
        <table:table-row table:style-name="ro2">
          <table:table-cell office:value-type="string">
            <text:p>A5</text:p>
          </table:table-cell>
          <table:table-cell office:value-type="float" office:value="0.161882">
            <text:p>0.161882</text:p>
          </table:table-cell>
          <table:table-cell office:value-type="float" office:value="0.0349083">
            <text:p>0.0349083</text:p>
          </table:table-cell>
          <table:table-cell office:value-type="float" office:value="0.454256">
            <text:p>0.454256</text:p>
          </table:table-cell>
          <table:table-cell office:value-type="float" office:value="0.108747">
            <text:p>0.108747</text:p>
          </table:table-cell>
          <table:table-cell office:value-type="float" office:value="0.421407">
            <text:p>0.421407</text:p>
          </table:table-cell>
          <table:table-cell office:value-type="float" office:value="0.107641">
            <text:p>0.107641</text:p>
          </table:table-cell>
          <table:table-cell office:value-type="float" office:value="0.480952">
            <text:p>0.480952</text:p>
          </table:table-cell>
          <table:table-cell office:value-type="float" office:value="0.119876">
            <text:p>0.119876</text:p>
          </table:table-cell>
          <table:table-cell office:value-type="float" office:value="0.447021">
            <text:p>0.447021</text:p>
          </table:table-cell>
          <table:table-cell office:value-type="float" office:value="0.0981675">
            <text:p>0.0981675</text:p>
          </table:table-cell>
          <table:table-cell office:value-type="float" office:value="0.372567">
            <text:p>0.372567</text:p>
          </table:table-cell>
          <table:table-cell office:value-type="float" office:value="0.0954607">
            <text:p>0.0954607</text:p>
          </table:table-cell>
          <table:table-cell office:value-type="float" office:value="0.031749">
            <text:p>0.031749</text:p>
          </table:table-cell>
          <table:table-cell office:value-type="float" office:value="0.0213741">
            <text:p>0.0213741</text:p>
          </table:table-cell>
          <table:table-cell office:value-type="float" office:value="0.169802">
            <text:p>0.169802</text:p>
          </table:table-cell>
          <table:table-cell office:value-type="float" office:value="0.0373912">
            <text:p>0.0373912</text:p>
          </table:table-cell>
        </table:table-row>
        <table:table-row table:style-name="ro2">
          <table:table-cell office:value-type="string">
            <text:p>FWHM</text:p>
          </table:table-cell>
          <table:table-cell table:formula="of:=2*SQRT(2*LN(2))*[.B27]" office:value-type="float" office:value="22.5526531798718">
            <text:p>22.5526531799</text:p>
          </table:table-cell>
          <table:table-cell/>
          <table:table-cell table:formula="of:=2*SQRT(2*LN(2))*[.D27]" office:value-type="float" office:value="22.6458805054545">
            <text:p>22.6458805055</text:p>
          </table:table-cell>
          <table:table-cell/>
          <table:table-cell table:formula="of:=2*SQRT(2*LN(2))*[.F27]" office:value-type="float" office:value="22.7868164851496">
            <text:p>22.7868164851</text:p>
          </table:table-cell>
          <table:table-cell/>
          <table:table-cell table:formula="of:=2*SQRT(2*LN(2))*[.H27]" office:value-type="float" office:value="23.3372556706756">
            <text:p>23.3372556707</text:p>
          </table:table-cell>
          <table:table-cell/>
          <table:table-cell table:formula="of:=2*SQRT(2*LN(2))*[.J27]" office:value-type="float" office:value="22.7582525180034">
            <text:p>22.758252518</text:p>
          </table:table-cell>
          <table:table-cell/>
          <table:table-cell table:formula="of:=2*SQRT(2*LN(2))*[.L27]" office:value-type="float" office:value="22.5530064028785">
            <text:p>22.5530064029</text:p>
          </table:table-cell>
          <table:table-cell/>
          <table:table-cell table:formula="of:=2*SQRT(2*LN(2))*[.N27]" office:value-type="float" office:value="24.7484522272618">
            <text:p>24.7484522273</text:p>
          </table:table-cell>
          <table:table-cell/>
          <table:table-cell table:formula="of:=2*SQRT(2*LN(2))*[.P27]" office:value-type="float" office:value="22.3378700435645">
            <text:p>22.3378700436</text:p>
          </table:table-cell>
          <table:table-cell/>
        </table:table-row>
        <table:table-row table:style-name="ro2">
          <table:table-cell office:value-type="string">
            <text:p>Transit Row</text:p>
          </table:table-cell>
          <table:table-cell office:value-type="float" office:value="94.2673">
            <text:p>94.2673</text:p>
          </table:table-cell>
          <table:table-cell/>
          <table:table-cell office:value-type="float" office:value="94.2025">
            <text:p>94.2025</text:p>
          </table:table-cell>
          <table:table-cell/>
          <table:table-cell office:value-type="float" office:value="94.357">
            <text:p>94.357</text:p>
          </table:table-cell>
          <table:table-cell/>
          <table:table-cell office:value-type="float" office:value="94.3525">
            <text:p>94.3525</text:p>
          </table:table-cell>
          <table:table-cell/>
          <table:table-cell office:value-type="float" office:value="94.2387">
            <text:p>94.2387</text:p>
          </table:table-cell>
          <table:table-cell/>
          <table:table-cell office:value-type="float" office:value="94.2267">
            <text:p>94.2267</text:p>
          </table:table-cell>
          <table:table-cell/>
          <table:table-cell office:value-type="float" office:value="94.7889">
            <text:p>94.7889</text:p>
          </table:table-cell>
          <table:table-cell/>
          <table:table-cell office:value-type="float" office:value="94.1524">
            <text:p>94.1524</text:p>
          </table:table-cell>
          <table:table-cell/>
        </table:table-row>
        <table:table-row table:style-name="ro2" table:number-rows-repeated="3">
          <table:table-cell table:number-columns-repeated="17"/>
        </table:table-row>
        <table:table-row table:style-name="ro1">
          <table:table-cell office:value-type="string">
            <text:p>Date Gillam</text:p>
          </table:table-cell>
          <table:table-cell office:value-type="string">
            <text:p>10-28-2011</text:p>
          </table:table-cell>
          <table:table-cell/>
          <table:table-cell office:value-type="string">
            <text:p>10-28-2011</text:p>
          </table:table-cell>
          <table:table-cell/>
          <table:table-cell office:value-type="string">
            <text:p>10-28-2011</text:p>
          </table:table-cell>
          <table:table-cell/>
          <table:table-cell office:value-type="string">
            <text:p>10-28-2011</text:p>
          </table:table-cell>
          <table:table-cell/>
          <table:table-cell office:value-type="string">
            <text:p>10-28-2011</text:p>
          </table:table-cell>
          <table:table-cell/>
          <table:table-cell office:value-type="string">
            <text:p>10-28-2011</text:p>
          </table:table-cell>
          <table:table-cell/>
          <table:table-cell office:value-type="string">
            <text:p>10-28-2011</text:p>
          </table:table-cell>
          <table:table-cell/>
          <table:table-cell office:value-type="string">
            <text:p>10-28-2011</text:p>
          </table:table-cell>
          <table:table-cell/>
        </table:table-row>
        <table:table-row table:style-name="ro2">
          <table:table-cell office:value-type="string">
            <text:p>Hour</text:p>
          </table:table-cell>
          <table:table-cell office:value-type="float" office:value="6">
            <text:p>6</text:p>
          </table:table-cell>
          <table:table-cell table:number-columns-repeated="15"/>
        </table:table-row>
        <table:table-row table:style-name="ro2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Rows Plotted (k)</text:p>
          </table:table-cell>
          <table:table-cell office:value-type="string">
            <text:p>18-92</text:p>
          </table:table-cell>
          <table:table-cell/>
          <table:table-cell office:value-type="string">
            <text:p>18-92</text:p>
          </table:table-cell>
          <table:table-cell/>
          <table:table-cell office:value-type="string">
            <text:p>18-92</text:p>
          </table:table-cell>
          <table:table-cell/>
          <table:table-cell office:value-type="string">
            <text:p>18-92</text:p>
          </table:table-cell>
          <table:table-cell/>
          <table:table-cell office:value-type="string">
            <text:p>18-92</text:p>
          </table:table-cell>
          <table:table-cell/>
          <table:table-cell office:value-type="string">
            <text:p>18-92</text:p>
          </table:table-cell>
          <table:table-cell/>
          <table:table-cell office:value-type="string">
            <text:p>18-92</text:p>
          </table:table-cell>
          <table:table-cell/>
          <table:table-cell office:value-type="string">
            <text:p>18-92</text:p>
          </table:table-cell>
          <table:table-cell/>
        </table:table-row>
        <table:table-row table:style-name="ro2">
          <table:table-cell office:value-type="string">
            <text:p>Columns Averaged (j)</text:p>
          </table:table-cell>
          <table:table-cell office:value-type="string">
            <text:p>316-321</text:p>
          </table:table-cell>
          <table:table-cell/>
          <table:table-cell office:value-type="string">
            <text:p>316-321</text:p>
          </table:table-cell>
          <table:table-cell/>
          <table:table-cell office:value-type="string">
            <text:p>316-321</text:p>
          </table:table-cell>
          <table:table-cell/>
          <table:table-cell office:value-type="string">
            <text:p>316-321</text:p>
          </table:table-cell>
          <table:table-cell/>
          <table:table-cell office:value-type="string">
            <text:p>316-321</text:p>
          </table:table-cell>
          <table:table-cell/>
          <table:table-cell office:value-type="string">
            <text:p>316-321</text:p>
          </table:table-cell>
          <table:table-cell/>
          <table:table-cell office:value-type="string">
            <text:p>316-321</text:p>
          </table:table-cell>
          <table:table-cell/>
          <table:table-cell office:value-type="string">
            <text:p>316-321</text:p>
          </table:table-cell>
          <table:table-cell/>
        </table:table-row>
        <table:table-row table:style-name="ro2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2">
          <table:table-cell office:value-type="string">
            <text:p>A0</text:p>
          </table:table-cell>
          <table:table-cell office:value-type="float" office:value="402.24">
            <text:p>402.24</text:p>
          </table:table-cell>
          <table:table-cell office:value-type="float" office:value="7.69199">
            <text:p>7.69199</text:p>
          </table:table-cell>
          <table:table-cell office:value-type="float" office:value="1022.53">
            <text:p>1022.53</text:p>
          </table:table-cell>
          <table:table-cell office:value-type="float" office:value="19.598">
            <text:p>19.598</text:p>
          </table:table-cell>
          <table:table-cell office:value-type="float" office:value="965.863">
            <text:p>965.863</text:p>
          </table:table-cell>
          <table:table-cell office:value-type="float" office:value="18.4229">
            <text:p>18.4229</text:p>
          </table:table-cell>
          <table:table-cell office:value-type="float" office:value="944.399">
            <text:p>944.399</text:p>
          </table:table-cell>
          <table:table-cell office:value-type="float" office:value="19.7106">
            <text:p>19.7106</text:p>
          </table:table-cell>
          <table:table-cell office:value-type="float" office:value="982.06">
            <text:p>982.06</text:p>
          </table:table-cell>
          <table:table-cell office:value-type="float" office:value="18.3905">
            <text:p>18.3905</text:p>
          </table:table-cell>
          <table:table-cell office:value-type="float" office:value="839.577">
            <text:p>839.577</text:p>
          </table:table-cell>
          <table:table-cell office:value-type="float" office:value="17.8097">
            <text:p>17.8097</text:p>
          </table:table-cell>
          <table:table-cell office:value-type="float" office:value="64.9815">
            <text:p>64.9815</text:p>
          </table:table-cell>
          <table:table-cell office:value-type="float" office:value="2.84528">
            <text:p>2.84528</text:p>
          </table:table-cell>
          <table:table-cell office:value-type="float" office:value="346.731">
            <text:p>346.731</text:p>
          </table:table-cell>
          <table:table-cell office:value-type="float" office:value="7.0487">
            <text:p>7.0487</text:p>
          </table:table-cell>
        </table:table-row>
        <table:table-row table:style-name="ro2">
          <table:table-cell office:value-type="string">
            <text:p>A1</text:p>
          </table:table-cell>
          <table:table-cell office:value-type="float" office:value="36.5178">
            <text:p>36.5178</text:p>
          </table:table-cell>
          <table:table-cell office:value-type="float" office:value="0.101404">
            <text:p>0.101404</text:p>
          </table:table-cell>
          <table:table-cell office:value-type="float" office:value="36.6147">
            <text:p>36.6147</text:p>
          </table:table-cell>
          <table:table-cell office:value-type="float" office:value="0.100008">
            <text:p>0.100008</text:p>
          </table:table-cell>
          <table:table-cell office:value-type="float" office:value="36.7255">
            <text:p>36.7255</text:p>
          </table:table-cell>
          <table:table-cell office:value-type="float" office:value="0.0989004">
            <text:p>0.0989004</text:p>
          </table:table-cell>
          <table:table-cell office:value-type="float" office:value="36.6504">
            <text:p>36.6504</text:p>
          </table:table-cell>
          <table:table-cell office:value-type="float" office:value="0.108572">
            <text:p>0.108572</text:p>
          </table:table-cell>
          <table:table-cell office:value-type="float" office:value="36.6462">
            <text:p>36.6462</text:p>
          </table:table-cell>
          <table:table-cell office:value-type="float" office:value="0.0978078">
            <text:p>0.0978078</text:p>
          </table:table-cell>
          <table:table-cell office:value-type="float" office:value="36.36703">
            <text:p>36.36703</text:p>
          </table:table-cell>
          <table:table-cell office:value-type="float" office:value="0.109078">
            <text:p>0.109078</text:p>
          </table:table-cell>
          <table:table-cell office:value-type="float" office:value="38.2493">
            <text:p>38.2493</text:p>
          </table:table-cell>
          <table:table-cell office:value-type="float" office:value="0.220159">
            <text:p>0.220159</text:p>
          </table:table-cell>
          <table:table-cell office:value-type="float" office:value="36.6129">
            <text:p>36.6129</text:p>
          </table:table-cell>
          <table:table-cell office:value-type="float" office:value="0.106171">
            <text:p>0.106171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float" office:value="8.09569">
            <text:p>8.09569</text:p>
          </table:table-cell>
          <table:table-cell office:value-type="float" office:value="0.174995">
            <text:p>0.174995</text:p>
          </table:table-cell>
          <table:table-cell office:value-type="float" office:value="8.27352">
            <text:p>8.27352</text:p>
          </table:table-cell>
          <table:table-cell office:value-type="float" office:value="0.176261">
            <text:p>0.176261</text:p>
          </table:table-cell>
          <table:table-cell office:value-type="float" office:value="8.32484">
            <text:p>8.32484</text:p>
          </table:table-cell>
          <table:table-cell office:value-type="float" office:value="0.175579">
            <text:p>0.175579</text:p>
          </table:table-cell>
          <table:table-cell office:value-type="float" office:value="8.27346">
            <text:p>8.27346</text:p>
          </table:table-cell>
          <table:table-cell office:value-type="float" office:value="0.191804">
            <text:p>0.191804</text:p>
          </table:table-cell>
          <table:table-cell office:value-type="float" office:value="8.26805">
            <text:p>8.26805</text:p>
          </table:table-cell>
          <table:table-cell office:value-type="float" office:value="0.172219">
            <text:p>0.172219</text:p>
          </table:table-cell>
          <table:table-cell office:value-type="float" office:value="8.37011">
            <text:p>8.37011</text:p>
          </table:table-cell>
          <table:table-cell office:value-type="float" office:value="0.195258">
            <text:p>0.195258</text:p>
          </table:table-cell>
          <table:table-cell office:value-type="float" office:value="8.65356">
            <text:p>8.65356</text:p>
          </table:table-cell>
          <table:table-cell office:value-type="float" office:value="0.405195">
            <text:p>0.405195</text:p>
          </table:table-cell>
          <table:table-cell office:value-type="float" office:value="8.25379">
            <text:p>8.25379</text:p>
          </table:table-cell>
          <table:table-cell office:value-type="float" office:value="0.186818">
            <text:p>0.186818</text:p>
          </table:table-cell>
        </table:table-row>
        <table:table-row table:style-name="ro2">
          <table:table-cell office:value-type="string">
            <text:p>A3</text:p>
          </table:table-cell>
          <table:table-cell office:value-type="float" office:value="91.3315">
            <text:p>91.3315</text:p>
          </table:table-cell>
          <table:table-cell office:value-type="float" office:value="5.15379">
            <text:p>5.15379</text:p>
          </table:table-cell>
          <table:table-cell office:value-type="float" office:value="66.841">
            <text:p>66.841</text:p>
          </table:table-cell>
          <table:table-cell office:value-type="float" office:value="12.8439">
            <text:p>12.8439</text:p>
          </table:table-cell>
          <table:table-cell office:value-type="float" office:value="71.6067">
            <text:p>71.6067</text:p>
          </table:table-cell>
          <table:table-cell office:value-type="float" office:value="12.0058">
            <text:p>12.0058</text:p>
          </table:table-cell>
          <table:table-cell office:value-type="float" office:value="68.0265">
            <text:p>68.0265</text:p>
          </table:table-cell>
          <table:table-cell office:value-type="float" office:value="12.8952">
            <text:p>12.8952</text:p>
          </table:table-cell>
          <table:table-cell office:value-type="float" office:value="78.6366">
            <text:p>78.6366</text:p>
          </table:table-cell>
          <table:table-cell office:value-type="float" office:value="12.0763">
            <text:p>12.0763</text:p>
          </table:table-cell>
          <table:table-cell office:value-type="float" office:value="75.0766">
            <text:p>75.0766</text:p>
          </table:table-cell>
          <table:table-cell office:value-type="float" office:value="11.4732">
            <text:p>11.4732</text:p>
          </table:table-cell>
          <table:table-cell office:value-type="float" office:value="33.8766">
            <text:p>33.8766</text:p>
          </table:table-cell>
          <table:table-cell office:value-type="float" office:value="1.83648">
            <text:p>1.83648</text:p>
          </table:table-cell>
          <table:table-cell office:value-type="float" office:value="57.7503">
            <text:p>57.7503</text:p>
          </table:table-cell>
          <table:table-cell office:value-type="float" office:value="4.62853">
            <text:p>4.62853</text:p>
          </table:table-cell>
        </table:table-row>
        <table:table-row table:style-name="ro2">
          <table:table-cell office:value-type="string">
            <text:p>A4</text:p>
          </table:table-cell>
          <table:table-cell office:value-type="float" office:value="-1.16514">
            <text:p>-1.16514</text:p>
          </table:table-cell>
          <table:table-cell office:value-type="float" office:value="0.605057">
            <text:p>0.605057</text:p>
          </table:table-cell>
          <table:table-cell office:value-type="float" office:value="-4.16825">
            <text:p>-4.16825</text:p>
          </table:table-cell>
          <table:table-cell office:value-type="float" office:value="1.54217">
            <text:p>1.54217</text:p>
          </table:table-cell>
          <table:table-cell office:value-type="float" office:value="-4.12461">
            <text:p>-4.12461</text:p>
          </table:table-cell>
          <table:table-cell office:value-type="float" office:value="1.45091">
            <text:p>1.45091</text:p>
          </table:table-cell>
          <table:table-cell office:value-type="float" office:value="-3.60612">
            <text:p>-3.60612</text:p>
          </table:table-cell>
          <table:table-cell office:value-type="float" office:value="1.55152">
            <text:p>1.55152</text:p>
          </table:table-cell>
          <table:table-cell office:value-type="float" office:value="-3.84161">
            <text:p>-3.84161</text:p>
          </table:table-cell>
          <table:table-cell office:value-type="float" office:value="1.44777">
            <text:p>1.44777</text:p>
          </table:table-cell>
          <table:table-cell office:value-type="float" office:value="-3.79283">
            <text:p>-3.79283</text:p>
          </table:table-cell>
          <table:table-cell office:value-type="float" office:value="1.40075">
            <text:p>1.40075</text:p>
          </table:table-cell>
          <table:table-cell office:value-type="float" office:value="-0.0994451">
            <text:p>-0.0994451</text:p>
          </table:table-cell>
          <table:table-cell office:value-type="float" office:value="0.226122">
            <text:p>0.226122</text:p>
          </table:table-cell>
          <table:table-cell office:value-type="float" office:value="-1.26375">
            <text:p>-1.26375</text:p>
          </table:table-cell>
          <table:table-cell office:value-type="float" office:value="0.55472">
            <text:p>0.55472</text:p>
          </table:table-cell>
        </table:table-row>
        <table:table-row table:style-name="ro2">
          <table:table-cell office:value-type="string">
            <text:p>A5</text:p>
          </table:table-cell>
          <table:table-cell office:value-type="float" office:value="0.0160298">
            <text:p>0.0160298</text:p>
          </table:table-cell>
          <table:table-cell office:value-type="float" office:value="0.00815947">
            <text:p>0.00815947</text:p>
          </table:table-cell>
          <table:table-cell office:value-type="float" office:value="0.0561401">
            <text:p>0.0561401</text:p>
          </table:table-cell>
          <table:table-cell office:value-type="float" office:value="0.0207868">
            <text:p>0.0207868</text:p>
          </table:table-cell>
          <table:table-cell office:value-type="float" office:value="0.0558413">
            <text:p>0.0558413</text:p>
          </table:table-cell>
          <table:table-cell office:value-type="float" office:value="0.0195367">
            <text:p>0.0195367</text:p>
          </table:table-cell>
          <table:table-cell office:value-type="float" office:value="0.0490771">
            <text:p>0.0490771</text:p>
          </table:table-cell>
          <table:table-cell office:value-type="float" office:value="0.020954">
            <text:p>0.020954</text:p>
          </table:table-cell>
          <table:table-cell office:value-type="float" office:value="0.0517777">
            <text:p>0.0517777</text:p>
          </table:table-cell>
          <table:table-cell office:value-type="float" office:value="0.0195077">
            <text:p>0.0195077</text:p>
          </table:table-cell>
          <table:table-cell office:value-type="float" office:value="0.0517905">
            <text:p>0.0517905</text:p>
          </table:table-cell>
          <table:table-cell office:value-type="float" office:value="0.018875">
            <text:p>0.018875</text:p>
          </table:table-cell>
          <table:table-cell office:value-type="float" office:value="0.00279131">
            <text:p>0.00279131</text:p>
          </table:table-cell>
          <table:table-cell office:value-type="float" office:value="0.0029957">
            <text:p>0.0029957</text:p>
          </table:table-cell>
          <table:table-cell office:value-type="float" office:value="0.0171178">
            <text:p>0.0171178</text:p>
          </table:table-cell>
          <table:table-cell office:value-type="float" office:value="0.00747672">
            <text:p>0.00747672</text:p>
          </table:table-cell>
        </table:table-row>
        <table:table-row table:style-name="ro2">
          <table:table-cell office:value-type="string">
            <text:p>FWHM</text:p>
          </table:table-cell>
          <table:table-cell table:formula="of:=2*SQRT(2*LN(2))*[.B44]" office:value-type="float" office:value="19.0638930903566">
            <text:p>19.0638930904</text:p>
          </table:table-cell>
          <table:table-cell/>
          <table:table-cell table:formula="of:=2*SQRT(2*LN(2))*[.D44]" office:value-type="float" office:value="19.4826507389645">
            <text:p>19.482650739</text:p>
          </table:table-cell>
          <table:table-cell/>
          <table:table-cell table:formula="of:=2*SQRT(2*LN(2))*[.F44]" office:value-type="float" office:value="19.6035001036754">
            <text:p>19.6035001037</text:p>
          </table:table-cell>
          <table:table-cell/>
          <table:table-cell table:formula="of:=2*SQRT(2*LN(2))*[.H44]" office:value-type="float" office:value="19.4825094497618">
            <text:p>19.4825094498</text:p>
          </table:table-cell>
          <table:table-cell/>
          <table:table-cell table:formula="of:=2*SQRT(2*LN(2))*[.J44]" office:value-type="float" office:value="19.4697698733181">
            <text:p>19.4697698733</text:p>
          </table:table-cell>
          <table:table-cell/>
          <table:table-cell table:formula="of:=2*SQRT(2*LN(2))*[.L44]" office:value-type="float" office:value="19.710102807114">
            <text:p>19.7101028071</text:p>
          </table:table-cell>
          <table:table-cell/>
          <table:table-cell table:formula="of:=2*SQRT(2*LN(2))*[.N44]" office:value-type="float" office:value="20.377576548878">
            <text:p>20.3775765489</text:p>
          </table:table-cell>
          <table:table-cell/>
          <table:table-cell table:formula="of:=2*SQRT(2*LN(2))*[.P44]" office:value-type="float" office:value="19.436190139476">
            <text:p>19.4361901395</text:p>
          </table:table-cell>
          <table:table-cell/>
        </table:table-row>
        <table:table-row table:style-name="ro2">
          <table:table-cell office:value-type="string">
            <text:p>Transit Row</text:p>
          </table:table-cell>
          <table:table-cell office:value-type="float" office:value="54.5178">
            <text:p>54.5178</text:p>
          </table:table-cell>
          <table:table-cell/>
          <table:table-cell office:value-type="float" office:value="54.6147">
            <text:p>54.6147</text:p>
          </table:table-cell>
          <table:table-cell/>
          <table:table-cell office:value-type="float" office:value="54.7255">
            <text:p>54.7255</text:p>
          </table:table-cell>
          <table:table-cell/>
          <table:table-cell office:value-type="float" office:value="54.6504">
            <text:p>54.6504</text:p>
          </table:table-cell>
          <table:table-cell/>
          <table:table-cell office:value-type="float" office:value="54.6462">
            <text:p>54.6462</text:p>
          </table:table-cell>
          <table:table-cell/>
          <table:table-cell office:value-type="float" office:value="54.6703">
            <text:p>54.6703</text:p>
          </table:table-cell>
          <table:table-cell/>
          <table:table-cell office:value-type="float" office:value="56.2493">
            <text:p>56.2493</text:p>
          </table:table-cell>
          <table:table-cell/>
          <table:table-cell office:value-type="float" office:value="54.6129">
            <text:p>54.6129</text:p>
          </table:table-cell>
          <table:table-cell/>
        </table:table-row>
        <table:table-row table:style-name="ro2" table:number-rows-repeated="3">
          <table:table-cell table:number-columns-repeated="17"/>
        </table:table-row>
        <table:table-row table:style-name="ro1">
          <table:table-cell office:value-type="string">
            <text:p>Date Gillam</text:p>
          </table:table-cell>
          <table:table-cell office:value-type="string">
            <text:p>12-13-2011</text:p>
          </table:table-cell>
          <table:table-cell/>
          <table:table-cell office:value-type="string">
            <text:p>12-13-2011</text:p>
          </table:table-cell>
          <table:table-cell/>
          <table:table-cell office:value-type="string">
            <text:p>12-13-2011</text:p>
          </table:table-cell>
          <table:table-cell/>
          <table:table-cell office:value-type="string">
            <text:p>12-13-2011</text:p>
          </table:table-cell>
          <table:table-cell/>
          <table:table-cell office:value-type="string">
            <text:p>12-13-2011</text:p>
          </table:table-cell>
          <table:table-cell/>
          <table:table-cell office:value-type="string">
            <text:p>12-13-2011</text:p>
          </table:table-cell>
          <table:table-cell/>
          <table:table-cell office:value-type="string">
            <text:p>12-13-2011</text:p>
          </table:table-cell>
          <table:table-cell/>
          <table:table-cell office:value-type="string">
            <text:p>12-13-2011</text:p>
          </table:table-cell>
          <table:table-cell/>
        </table:table-row>
        <table:table-row table:style-name="ro2">
          <table:table-cell office:value-type="string">
            <text:p>Hour</text:p>
          </table:table-cell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</table:table-row>
        <table:table-row table:style-name="ro2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Rows Plotted (k)</text:p>
          </table:table-cell>
          <table:table-cell office:value-type="string">
            <text:p>100-180</text:p>
          </table:table-cell>
          <table:table-cell/>
          <table:table-cell office:value-type="string">
            <text:p>100-180</text:p>
          </table:table-cell>
          <table:table-cell/>
          <table:table-cell office:value-type="string">
            <text:p>100-180</text:p>
          </table:table-cell>
          <table:table-cell/>
          <table:table-cell office:value-type="string">
            <text:p>100-180</text:p>
          </table:table-cell>
          <table:table-cell/>
          <table:table-cell office:value-type="string">
            <text:p>100-180</text:p>
          </table:table-cell>
          <table:table-cell/>
          <table:table-cell office:value-type="string">
            <text:p>100-180</text:p>
          </table:table-cell>
          <table:table-cell/>
          <table:table-cell office:value-type="string">
            <text:p>100-180</text:p>
          </table:table-cell>
          <table:table-cell/>
          <table:table-cell office:value-type="string">
            <text:p>100-180</text:p>
          </table:table-cell>
          <table:table-cell/>
        </table:table-row>
        <table:table-row table:style-name="ro2">
          <table:table-cell office:value-type="string">
            <text:p>Columns Averaged (j)</text:p>
          </table:table-cell>
          <table:table-cell office:value-type="string">
            <text:p>319-325</text:p>
          </table:table-cell>
          <table:table-cell/>
          <table:table-cell office:value-type="string">
            <text:p>319-325</text:p>
          </table:table-cell>
          <table:table-cell/>
          <table:table-cell office:value-type="string">
            <text:p>319-325</text:p>
          </table:table-cell>
          <table:table-cell/>
          <table:table-cell office:value-type="string">
            <text:p>319-325</text:p>
          </table:table-cell>
          <table:table-cell/>
          <table:table-cell office:value-type="string">
            <text:p>319-325</text:p>
          </table:table-cell>
          <table:table-cell/>
          <table:table-cell office:value-type="string">
            <text:p>319-325</text:p>
          </table:table-cell>
          <table:table-cell/>
          <table:table-cell office:value-type="string">
            <text:p>319-325</text:p>
          </table:table-cell>
          <table:table-cell/>
          <table:table-cell office:value-type="string">
            <text:p>319-325</text:p>
          </table:table-cell>
          <table:table-cell/>
        </table:table-row>
        <table:table-row table:style-name="ro2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2">
          <table:table-cell office:value-type="string">
            <text:p>A0</text:p>
          </table:table-cell>
          <table:table-cell office:value-type="float" office:value="363.639">
            <text:p>363.639</text:p>
          </table:table-cell>
          <table:table-cell office:value-type="float" office:value="15.4504">
            <text:p>15.4504</text:p>
          </table:table-cell>
          <table:table-cell office:value-type="float" office:value="924.975">
            <text:p>924.975</text:p>
          </table:table-cell>
          <table:table-cell office:value-type="float" office:value="41.7812">
            <text:p>41.7812</text:p>
          </table:table-cell>
          <table:table-cell office:value-type="float" office:value="876.259">
            <text:p>876.259</text:p>
          </table:table-cell>
          <table:table-cell office:value-type="float" office:value="41.7753">
            <text:p>41.7753</text:p>
          </table:table-cell>
          <table:table-cell office:value-type="float" office:value="872.589">
            <text:p>872.589</text:p>
          </table:table-cell>
          <table:table-cell office:value-type="float" office:value="42.4062">
            <text:p>42.4062</text:p>
          </table:table-cell>
          <table:table-cell office:value-type="float" office:value="903.073">
            <text:p>903.073</text:p>
          </table:table-cell>
          <table:table-cell office:value-type="float" office:value="45.4329">
            <text:p>45.4329</text:p>
          </table:table-cell>
          <table:table-cell office:value-type="float" office:value="759.813">
            <text:p>759.813</text:p>
          </table:table-cell>
          <table:table-cell office:value-type="float" office:value="44.6151">
            <text:p>44.6151</text:p>
          </table:table-cell>
          <table:table-cell office:value-type="float" office:value="58.6414">
            <text:p>58.6414</text:p>
          </table:table-cell>
          <table:table-cell office:value-type="float" office:value="4.03661">
            <text:p>4.03661</text:p>
          </table:table-cell>
          <table:table-cell office:value-type="float" office:value="325.47">
            <text:p>325.47</text:p>
          </table:table-cell>
          <table:table-cell office:value-type="float" office:value="17.2165">
            <text:p>17.2165</text:p>
          </table:table-cell>
        </table:table-row>
        <table:table-row table:style-name="ro2">
          <table:table-cell office:value-type="string">
            <text:p>A1</text:p>
          </table:table-cell>
          <table:table-cell office:value-type="float" office:value="37.7267">
            <text:p>37.7267</text:p>
          </table:table-cell>
          <table:table-cell office:value-type="float" office:value="0.257919">
            <text:p>0.257919</text:p>
          </table:table-cell>
          <table:table-cell office:value-type="float" office:value="37.8818">
            <text:p>37.8818</text:p>
          </table:table-cell>
          <table:table-cell office:value-type="float" office:value="0.265995">
            <text:p>0.265995</text:p>
          </table:table-cell>
          <table:table-cell office:value-type="float" office:value="37.9842">
            <text:p>37.9842</text:p>
          </table:table-cell>
          <table:table-cell office:value-type="float" office:value="0.276759">
            <text:p>0.276759</text:p>
          </table:table-cell>
          <table:table-cell office:value-type="float" office:value="38.0406">
            <text:p>38.0406</text:p>
          </table:table-cell>
          <table:table-cell office:value-type="float" office:value="0.280058">
            <text:p>0.280058</text:p>
          </table:table-cell>
          <table:table-cell office:value-type="float" office:value="37.9341">
            <text:p>37.9341</text:p>
          </table:table-cell>
          <table:table-cell office:value-type="float" office:value="0.291684">
            <text:p>0.291684</text:p>
          </table:table-cell>
          <table:table-cell office:value-type="float" office:value="37.9362">
            <text:p>37.9362</text:p>
          </table:table-cell>
          <table:table-cell office:value-type="float" office:value="0.332716">
            <text:p>0.332716</text:p>
          </table:table-cell>
          <table:table-cell office:value-type="float" office:value="39.1124">
            <text:p>39.1124</text:p>
          </table:table-cell>
          <table:table-cell office:value-type="float" office:value="0.391069">
            <text:p>0.391069</text:p>
          </table:table-cell>
          <table:table-cell office:value-type="float" office:value="37.7599">
            <text:p>37.7599</text:p>
          </table:table-cell>
          <table:table-cell office:value-type="float" office:value="0.312335">
            <text:p>0.312335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float" office:value="8.75928">
            <text:p>8.75928</text:p>
          </table:table-cell>
          <table:table-cell office:value-type="float" office:value="0.434019">
            <text:p>0.434019</text:p>
          </table:table-cell>
          <table:table-cell office:value-type="float" office:value="8.79426">
            <text:p>8.79426</text:p>
          </table:table-cell>
          <table:table-cell office:value-type="float" office:value="0.449423">
            <text:p>0.449423</text:p>
          </table:table-cell>
          <table:table-cell office:value-type="float" office:value="8.71135">
            <text:p>8.71135</text:p>
          </table:table-cell>
          <table:table-cell office:value-type="float" office:value="0.471436">
            <text:p>0.471436</text:p>
          </table:table-cell>
          <table:table-cell office:value-type="float" office:value="8.87109">
            <text:p>8.87109</text:p>
          </table:table-cell>
          <table:table-cell office:value-type="float" office:value="0.483063">
            <text:p>0.483063</text:p>
          </table:table-cell>
          <table:table-cell office:value-type="float" office:value="8.9909">
            <text:p>8.9909</text:p>
          </table:table-cell>
          <table:table-cell office:value-type="float" office:value="0.503469">
            <text:p>0.503469</text:p>
          </table:table-cell>
          <table:table-cell office:value-type="float" office:value="8.97728">
            <text:p>8.97728</text:p>
          </table:table-cell>
          <table:table-cell office:value-type="float" office:value="0.584013">
            <text:p>0.584013</text:p>
          </table:table-cell>
          <table:table-cell office:value-type="float" office:value="8.85729">
            <text:p>8.85729</text:p>
          </table:table-cell>
          <table:table-cell office:value-type="float" office:value="0.683614">
            <text:p>0.683614</text:p>
          </table:table-cell>
          <table:table-cell office:value-type="float" office:value="8.89767">
            <text:p>8.89767</text:p>
          </table:table-cell>
          <table:table-cell office:value-type="float" office:value="0.529254">
            <text:p>0.529254</text:p>
          </table:table-cell>
        </table:table-row>
        <table:table-row table:style-name="ro2">
          <table:table-cell office:value-type="string">
            <text:p>A3</text:p>
          </table:table-cell>
          <table:table-cell office:value-type="float" office:value="161.815">
            <text:p>161.815</text:p>
          </table:table-cell>
          <table:table-cell office:value-type="float" office:value="10.1912">
            <text:p>10.1912</text:p>
          </table:table-cell>
          <table:table-cell office:value-type="float" office:value="481.134">
            <text:p>481.134</text:p>
          </table:table-cell>
          <table:table-cell office:value-type="float" office:value="27.5446">
            <text:p>27.5446</text:p>
          </table:table-cell>
          <table:table-cell office:value-type="float" office:value="452.066">
            <text:p>452.066</text:p>
          </table:table-cell>
          <table:table-cell office:value-type="float" office:value="27.377">
            <text:p>27.377</text:p>
          </table:table-cell>
          <table:table-cell office:value-type="float" office:value="455.307">
            <text:p>455.307</text:p>
          </table:table-cell>
          <table:table-cell office:value-type="float" office:value="27.3856">
            <text:p>27.3856</text:p>
          </table:table-cell>
          <table:table-cell office:value-type="float" office:value="470.499">
            <text:p>470.499</text:p>
          </table:table-cell>
          <table:table-cell office:value-type="float" office:value="29.2016">
            <text:p>29.2016</text:p>
          </table:table-cell>
          <table:table-cell office:value-type="float" office:value="477.527">
            <text:p>477.527</text:p>
          </table:table-cell>
          <table:table-cell office:value-type="float" office:value="28.0858">
            <text:p>28.0858</text:p>
          </table:table-cell>
          <table:table-cell office:value-type="float" office:value="37.0539">
            <text:p>37.0539</text:p>
          </table:table-cell>
          <table:table-cell office:value-type="float" office:value="2.65111">
            <text:p>2.65111</text:p>
          </table:table-cell>
          <table:table-cell office:value-type="float" office:value="121.497">
            <text:p>121.497</text:p>
          </table:table-cell>
          <table:table-cell office:value-type="float" office:value="11.2641">
            <text:p>11.2641</text:p>
          </table:table-cell>
        </table:table-row>
        <table:table-row table:style-name="ro2">
          <table:table-cell office:value-type="string">
            <text:p>A4</text:p>
          </table:table-cell>
          <table:table-cell office:value-type="float" office:value="-1.32346">
            <text:p>-1.32346</text:p>
          </table:table-cell>
          <table:table-cell office:value-type="float" office:value="1.09963">
            <text:p>1.09963</text:p>
          </table:table-cell>
          <table:table-cell office:value-type="float" office:value="-3.84558">
            <text:p>-3.84558</text:p>
          </table:table-cell>
          <table:table-cell office:value-type="float" office:value="2.98073">
            <text:p>2.98073</text:p>
          </table:table-cell>
          <table:table-cell office:value-type="float" office:value="-2.94049">
            <text:p>-2.94049</text:p>
          </table:table-cell>
          <table:table-cell office:value-type="float" office:value="2.98628">
            <text:p>2.98628</text:p>
          </table:table-cell>
          <table:table-cell office:value-type="float" office:value="-3.39658">
            <text:p>-3.39658</text:p>
          </table:table-cell>
          <table:table-cell office:value-type="float" office:value="3.03125">
            <text:p>3.03125</text:p>
          </table:table-cell>
          <table:table-cell office:value-type="float" office:value="-4.66603">
            <text:p>-4.66603</text:p>
          </table:table-cell>
          <table:table-cell office:value-type="float" office:value="3.24097">
            <text:p>3.24097</text:p>
          </table:table-cell>
          <table:table-cell office:value-type="float" office:value="-2.86013">
            <text:p>-2.86013</text:p>
          </table:table-cell>
          <table:table-cell office:value-type="float" office:value="3.17975">
            <text:p>3.17975</text:p>
          </table:table-cell>
          <table:table-cell office:value-type="float" office:value="-0.0190195">
            <text:p>-0.0190195</text:p>
          </table:table-cell>
          <table:table-cell office:value-type="float" office:value="0.293062">
            <text:p>0.293062</text:p>
          </table:table-cell>
          <table:table-cell office:value-type="float" office:value="-1.57337">
            <text:p>-1.57337</text:p>
          </table:table-cell>
          <table:table-cell office:value-type="float" office:value="1.22552">
            <text:p>1.22552</text:p>
          </table:table-cell>
        </table:table-row>
        <table:table-row table:style-name="ro2">
          <table:table-cell office:value-type="string">
            <text:p>A5</text:p>
          </table:table-cell>
          <table:table-cell office:value-type="float" office:value="0.0182559">
            <text:p>0.0182559</text:p>
          </table:table-cell>
          <table:table-cell office:value-type="float" office:value="0.0139421">
            <text:p>0.0139421</text:p>
          </table:table-cell>
          <table:table-cell office:value-type="float" office:value="0.0606886">
            <text:p>0.0606886</text:p>
          </table:table-cell>
          <table:table-cell office:value-type="float" office:value="0.0377447">
            <text:p>0.0377447</text:p>
          </table:table-cell>
          <table:table-cell office:value-type="float" office:value="0.0489668">
            <text:p>0.0489668</text:p>
          </table:table-cell>
          <table:table-cell office:value-type="float" office:value="0.0377772">
            <text:p>0.0377772</text:p>
          </table:table-cell>
          <table:table-cell office:value-type="float" office:value="0.0552073">
            <text:p>0.0552073</text:p>
          </table:table-cell>
          <table:table-cell office:value-type="float" office:value="0.0383516">
            <text:p>0.0383516</text:p>
          </table:table-cell>
          <table:table-cell office:value-type="float" office:value="0.0706158">
            <text:p>0.0706158</text:p>
          </table:table-cell>
          <table:table-cell office:value-type="float" office:value="0.0410581">
            <text:p>0.0410581</text:p>
          </table:table-cell>
          <table:table-cell office:value-type="float" office:value="0.0480306">
            <text:p>0.0480306</text:p>
          </table:table-cell>
          <table:table-cell office:value-type="float" office:value="0.0402956">
            <text:p>0.0402956</text:p>
          </table:table-cell>
          <table:table-cell office:value-type="float" office:value="0.00141573">
            <text:p>0.00141573</text:p>
          </table:table-cell>
          <table:table-cell office:value-type="float" office:value="0.00366814">
            <text:p>0.00366814</text:p>
          </table:table-cell>
          <table:table-cell office:value-type="float" office:value="0.0224354">
            <text:p>0.0224354</text:p>
          </table:table-cell>
          <table:table-cell office:value-type="float" office:value="0.0155413">
            <text:p>0.0155413</text:p>
          </table:table-cell>
        </table:table-row>
        <table:table-row table:style-name="ro2">
          <table:table-cell office:value-type="string">
            <text:p>FWHM</text:p>
          </table:table-cell>
          <table:table-cell table:formula="of:=2*SQRT(2*LN(2))*[.B61]" office:value-type="float" office:value="20.6265281240387">
            <text:p>20.626528124</text:p>
          </table:table-cell>
          <table:table-cell/>
          <table:table-cell table:formula="of:=2*SQRT(2*LN(2))*[.D61]" office:value-type="float" office:value="20.7088997292139">
            <text:p>20.7088997292</text:p>
          </table:table-cell>
          <table:table-cell/>
          <table:table-cell table:formula="of:=2*SQRT(2*LN(2))*[.F61]" office:value-type="float" office:value="20.5136615992804">
            <text:p>20.5136615993</text:p>
          </table:table-cell>
          <table:table-cell/>
          <table:table-cell table:formula="of:=2*SQRT(2*LN(2))*[.H61]" office:value-type="float" office:value="20.8898205532736">
            <text:p>20.8898205533</text:p>
          </table:table-cell>
          <table:table-cell/>
          <table:table-cell table:formula="of:=2*SQRT(2*LN(2))*[.J61]" office:value-type="float" office:value="21.1719515428688">
            <text:p>21.1719515429</text:p>
          </table:table-cell>
          <table:table-cell/>
          <table:table-cell table:formula="of:=2*SQRT(2*LN(2))*[.L61]" office:value-type="float" office:value="21.1398788938554">
            <text:p>21.1398788939</text:p>
          </table:table-cell>
          <table:table-cell/>
          <table:table-cell table:formula="of:=2*SQRT(2*LN(2))*[.N61]" office:value-type="float" office:value="20.8573240366522">
            <text:p>20.8573240367</text:p>
          </table:table-cell>
          <table:table-cell/>
          <table:table-cell table:formula="of:=2*SQRT(2*LN(2))*[.P61]" office:value-type="float" office:value="20.9524116700705">
            <text:p>20.9524116701</text:p>
          </table:table-cell>
          <table:table-cell/>
        </table:table-row>
        <table:table-row table:style-name="ro2">
          <table:table-cell office:value-type="string">
            <text:p>Transit Row</text:p>
          </table:table-cell>
          <table:table-cell office:value-type="float" office:value="138.727">
            <text:p>138.727</text:p>
          </table:table-cell>
          <table:table-cell/>
          <table:table-cell office:value-type="float" office:value="138.882">
            <text:p>138.882</text:p>
          </table:table-cell>
          <table:table-cell/>
          <table:table-cell office:value-type="float" office:value="138.984">
            <text:p>138.984</text:p>
          </table:table-cell>
          <table:table-cell/>
          <table:table-cell office:value-type="float" office:value="139.041">
            <text:p>139.041</text:p>
          </table:table-cell>
          <table:table-cell/>
          <table:table-cell office:value-type="float" office:value="138.934">
            <text:p>138.934</text:p>
          </table:table-cell>
          <table:table-cell/>
          <table:table-cell office:value-type="float" office:value="138.936">
            <text:p>138.936</text:p>
          </table:table-cell>
          <table:table-cell/>
          <table:table-cell office:value-type="float" office:value="140.112">
            <text:p>140.112</text:p>
          </table:table-cell>
          <table:table-cell/>
          <table:table-cell office:value-type="float" office:value="138.76">
            <text:p>138.76</text:p>
          </table:table-cell>
          <table:table-cell/>
        </table:table-row>
        <table:table-row table:style-name="ro2">
          <table:table-cell office:value-type="string">
            <text:p>*Missing Data, transit row has extra error +-1</text:p>
          </table:table-cell>
          <table:table-cell table:number-columns-repeated="16"/>
        </table:table-row>
        <table:table-row table:style-name="ro2" table:number-rows-repeated="3">
          <table:table-cell table:number-columns-repeated="17"/>
        </table:table-row>
        <table:table-row table:style-name="ro1">
          <table:table-cell office:value-type="string">
            <text:p>Date Gillam</text:p>
          </table:table-cell>
          <table:table-cell office:value-type="string">
            <text:p>12-16-2012</text:p>
          </table:table-cell>
          <table:table-cell/>
          <table:table-cell office:value-type="string">
            <text:p>12-16-2012</text:p>
          </table:table-cell>
          <table:table-cell/>
          <table:table-cell office:value-type="string">
            <text:p>12-16-2012</text:p>
          </table:table-cell>
          <table:table-cell/>
          <table:table-cell office:value-type="string">
            <text:p>12-16-2012</text:p>
          </table:table-cell>
          <table:table-cell/>
          <table:table-cell office:value-type="string">
            <text:p>12-16-2012</text:p>
          </table:table-cell>
          <table:table-cell/>
          <table:table-cell office:value-type="string">
            <text:p>12-16-2012</text:p>
          </table:table-cell>
          <table:table-cell/>
          <table:table-cell office:value-type="string">
            <text:p>12-16-2012</text:p>
          </table:table-cell>
          <table:table-cell/>
          <table:table-cell office:value-type="string">
            <text:p>12-16-2012</text:p>
          </table:table-cell>
          <table:table-cell/>
        </table:table-row>
        <table:table-row table:style-name="ro2">
          <table:table-cell office:value-type="string">
            <text:p>Hour</text:p>
          </table:table-cell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</table:table-row>
        <table:table-row table:style-name="ro2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Rows Plotted (k)</text:p>
          </table:table-cell>
          <table:table-cell office:value-type="string">
            <text:p>75-145</text:p>
          </table:table-cell>
          <table:table-cell/>
          <table:table-cell office:value-type="string">
            <text:p>75-145</text:p>
          </table:table-cell>
          <table:table-cell/>
          <table:table-cell office:value-type="string">
            <text:p>75-145</text:p>
          </table:table-cell>
          <table:table-cell/>
          <table:table-cell office:value-type="string">
            <text:p>75-145</text:p>
          </table:table-cell>
          <table:table-cell/>
          <table:table-cell office:value-type="string">
            <text:p>75-145</text:p>
          </table:table-cell>
          <table:table-cell/>
          <table:table-cell office:value-type="string">
            <text:p>75-145</text:p>
          </table:table-cell>
          <table:table-cell/>
          <table:table-cell office:value-type="string">
            <text:p>75-145</text:p>
          </table:table-cell>
          <table:table-cell/>
          <table:table-cell office:value-type="string">
            <text:p>75-145</text:p>
          </table:table-cell>
          <table:table-cell/>
        </table:table-row>
        <table:table-row table:style-name="ro2">
          <table:table-cell office:value-type="string">
            <text:p>Columns Averaged (j)</text:p>
          </table:table-cell>
          <table:table-cell office:value-type="string">
            <text:p>321-327</text:p>
          </table:table-cell>
          <table:table-cell/>
          <table:table-cell office:value-type="string">
            <text:p>321-327</text:p>
          </table:table-cell>
          <table:table-cell/>
          <table:table-cell office:value-type="string">
            <text:p>321-327</text:p>
          </table:table-cell>
          <table:table-cell/>
          <table:table-cell office:value-type="string">
            <text:p>321-327</text:p>
          </table:table-cell>
          <table:table-cell/>
          <table:table-cell office:value-type="string">
            <text:p>321-327</text:p>
          </table:table-cell>
          <table:table-cell/>
          <table:table-cell office:value-type="string">
            <text:p>321-327</text:p>
          </table:table-cell>
          <table:table-cell/>
          <table:table-cell office:value-type="string">
            <text:p>321-327</text:p>
          </table:table-cell>
          <table:table-cell/>
          <table:table-cell office:value-type="string">
            <text:p>321-327</text:p>
          </table:table-cell>
          <table:table-cell/>
        </table:table-row>
        <table:table-row table:style-name="ro2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2">
          <table:table-cell office:value-type="string">
            <text:p>A0</text:p>
          </table:table-cell>
          <table:table-cell office:value-type="float" office:value="345.887">
            <text:p>345.887</text:p>
          </table:table-cell>
          <table:table-cell office:value-type="float" office:value="15.4504">
            <text:p>15.4504</text:p>
          </table:table-cell>
          <table:table-cell office:value-type="float" office:value="890.823">
            <text:p>890.823</text:p>
          </table:table-cell>
          <table:table-cell office:value-type="float" office:value="45.5493">
            <text:p>45.5493</text:p>
          </table:table-cell>
          <table:table-cell office:value-type="float" office:value="856.134">
            <text:p>856.134</text:p>
          </table:table-cell>
          <table:table-cell office:value-type="float" office:value="45.5509">
            <text:p>45.5509</text:p>
          </table:table-cell>
          <table:table-cell office:value-type="float" office:value="854.454">
            <text:p>854.454</text:p>
          </table:table-cell>
          <table:table-cell office:value-type="float" office:value="44.7126">
            <text:p>44.7126</text:p>
          </table:table-cell>
          <table:table-cell office:value-type="float" office:value="876.132">
            <text:p>876.132</text:p>
          </table:table-cell>
          <table:table-cell office:value-type="float" office:value="46.6602">
            <text:p>46.6602</text:p>
          </table:table-cell>
          <table:table-cell office:value-type="float" office:value="739.171">
            <text:p>739.171</text:p>
          </table:table-cell>
          <table:table-cell office:value-type="float" office:value="40.8184">
            <text:p>40.8184</text:p>
          </table:table-cell>
          <table:table-cell office:value-type="float" office:value="51.1856">
            <text:p>51.1856</text:p>
          </table:table-cell>
          <table:table-cell office:value-type="float" office:value="5.42081">
            <text:p>5.42081</text:p>
          </table:table-cell>
          <table:table-cell office:value-type="float" office:value="316.09">
            <text:p>316.09</text:p>
          </table:table-cell>
          <table:table-cell office:value-type="float" office:value="18.1929">
            <text:p>18.1929</text:p>
          </table:table-cell>
        </table:table-row>
        <table:table-row table:style-name="ro2">
          <table:table-cell office:value-type="string">
            <text:p>A1</text:p>
          </table:table-cell>
          <table:table-cell office:value-type="float" office:value="36.6338">
            <text:p>36.6338</text:p>
          </table:table-cell>
          <table:table-cell office:value-type="float" office:value="0.257919">
            <text:p>0.257919</text:p>
          </table:table-cell>
          <table:table-cell office:value-type="float" office:value="36.7242">
            <text:p>36.7242</text:p>
          </table:table-cell>
          <table:table-cell office:value-type="float" office:value="0.24516">
            <text:p>0.24516</text:p>
          </table:table-cell>
          <table:table-cell office:value-type="float" office:value="36.8739">
            <text:p>36.8739</text:p>
          </table:table-cell>
          <table:table-cell office:value-type="float" office:value="0.255035">
            <text:p>0.255035</text:p>
          </table:table-cell>
          <table:table-cell office:value-type="float" office:value="36.7315">
            <text:p>36.7315</text:p>
          </table:table-cell>
          <table:table-cell office:value-type="float" office:value="0.24904">
            <text:p>0.24904</text:p>
          </table:table-cell>
          <table:table-cell office:value-type="float" office:value="36.7146">
            <text:p>36.7146</text:p>
          </table:table-cell>
          <table:table-cell office:value-type="float" office:value="0.252927">
            <text:p>0.252927</text:p>
          </table:table-cell>
          <table:table-cell office:value-type="float" office:value="36.6827">
            <text:p>36.6827</text:p>
          </table:table-cell>
          <table:table-cell office:value-type="float" office:value="0.259703">
            <text:p>0.259703</text:p>
          </table:table-cell>
          <table:table-cell office:value-type="float" office:value="37.4399">
            <text:p>37.4399</text:p>
          </table:table-cell>
          <table:table-cell office:value-type="float" office:value="0.515424">
            <text:p>0.515424</text:p>
          </table:table-cell>
          <table:table-cell office:value-type="float" office:value="36.562">
            <text:p>36.562</text:p>
          </table:table-cell>
          <table:table-cell office:value-type="float" office:value="0.277933">
            <text:p>0.277933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float" office:value="7.64835">
            <text:p>7.64835</text:p>
          </table:table-cell>
          <table:table-cell office:value-type="float" office:value="0.434019">
            <text:p>0.434019</text:p>
          </table:table-cell>
          <table:table-cell office:value-type="float" office:value="8.23258">
            <text:p>8.23258</text:p>
          </table:table-cell>
          <table:table-cell office:value-type="float" office:value="0.448991">
            <text:p>0.448991</text:p>
          </table:table-cell>
          <table:table-cell office:value-type="float" office:value="8.26564">
            <text:p>8.26564</text:p>
          </table:table-cell>
          <table:table-cell office:value-type="float" office:value="0.467593">
            <text:p>0.467593</text:p>
          </table:table-cell>
          <table:table-cell office:value-type="float" office:value="8.30833">
            <text:p>8.30833</text:p>
          </table:table-cell>
          <table:table-cell office:value-type="float" office:value="0.461125">
            <text:p>0.461125</text:p>
          </table:table-cell>
          <table:table-cell office:value-type="float" office:value="8.27035">
            <text:p>8.27035</text:p>
          </table:table-cell>
          <table:table-cell office:value-type="float" office:value="0.467064">
            <text:p>0.467064</text:p>
          </table:table-cell>
          <table:table-cell office:value-type="float" office:value="8.2997">
            <text:p>8.2997</text:p>
          </table:table-cell>
          <table:table-cell office:value-type="float" office:value="0.48391">
            <text:p>0.48391</text:p>
          </table:table-cell>
          <table:table-cell office:value-type="float" office:value="8.1402">
            <text:p>8.1402</text:p>
          </table:table-cell>
          <table:table-cell office:value-type="float" office:value="0.930374">
            <text:p>0.930374</text:p>
          </table:table-cell>
          <table:table-cell office:value-type="float" office:value="8.13283">
            <text:p>8.13283</text:p>
          </table:table-cell>
          <table:table-cell office:value-type="float" office:value="0.504392">
            <text:p>0.504392</text:p>
          </table:table-cell>
        </table:table-row>
        <table:table-row table:style-name="ro2">
          <table:table-cell office:value-type="string">
            <text:p>A3</text:p>
          </table:table-cell>
          <table:table-cell office:value-type="float" office:value="87.604">
            <text:p>87.604</text:p>
          </table:table-cell>
          <table:table-cell office:value-type="float" office:value="10.1912">
            <text:p>10.1912</text:p>
          </table:table-cell>
          <table:table-cell office:value-type="float" office:value="57.5716">
            <text:p>57.5716</text:p>
          </table:table-cell>
          <table:table-cell office:value-type="float" office:value="29.7191">
            <text:p>29.7191</text:p>
          </table:table-cell>
          <table:table-cell office:value-type="float" office:value="63.801">
            <text:p>63.801</text:p>
          </table:table-cell>
          <table:table-cell office:value-type="float" office:value="29.7219">
            <text:p>29.7219</text:p>
          </table:table-cell>
          <table:table-cell office:value-type="float" office:value="63.8479">
            <text:p>63.8479</text:p>
          </table:table-cell>
          <table:table-cell office:value-type="float" office:value="28.7803">
            <text:p>28.7803</text:p>
          </table:table-cell>
          <table:table-cell office:value-type="float" office:value="75.1472">
            <text:p>75.1472</text:p>
          </table:table-cell>
          <table:table-cell office:value-type="float" office:value="30.1308">
            <text:p>30.1308</text:p>
          </table:table-cell>
          <table:table-cell office:value-type="float" office:value="73.5335">
            <text:p>73.5335</text:p>
          </table:table-cell>
          <table:table-cell office:value-type="float" office:value="26.0536">
            <text:p>26.0536</text:p>
          </table:table-cell>
          <table:table-cell office:value-type="float" office:value="26.5149">
            <text:p>26.5149</text:p>
          </table:table-cell>
          <table:table-cell office:value-type="float" office:value="3.61867">
            <text:p>3.61867</text:p>
          </table:table-cell>
          <table:table-cell office:value-type="float" office:value="50.0305">
            <text:p>50.0305</text:p>
          </table:table-cell>
          <table:table-cell office:value-type="float" office:value="11.9806">
            <text:p>11.9806</text:p>
          </table:table-cell>
        </table:table-row>
        <table:table-row table:style-name="ro2">
          <table:table-cell office:value-type="string">
            <text:p>A4</text:p>
          </table:table-cell>
          <table:table-cell office:value-type="float" office:value="-0.580509">
            <text:p>-0.580509</text:p>
          </table:table-cell>
          <table:table-cell office:value-type="float" office:value="1.09963">
            <text:p>1.09963</text:p>
          </table:table-cell>
          <table:table-cell office:value-type="float" office:value="-3.96712">
            <text:p>-3.96712</text:p>
          </table:table-cell>
          <table:table-cell office:value-type="float" office:value="3.83152">
            <text:p>3.83152</text:p>
          </table:table-cell>
          <table:table-cell office:value-type="float" office:value="-4.04574">
            <text:p>-4.04574</text:p>
          </table:table-cell>
          <table:table-cell office:value-type="float" office:value="3.83176">
            <text:p>3.83176</text:p>
          </table:table-cell>
          <table:table-cell office:value-type="float" office:value="-4.25254">
            <text:p>-4.25254</text:p>
          </table:table-cell>
          <table:table-cell office:value-type="float" office:value="3.75416">
            <text:p>3.75416</text:p>
          </table:table-cell>
          <table:table-cell office:value-type="float" office:value="-3.79505">
            <text:p>-3.79505</text:p>
          </table:table-cell>
          <table:table-cell office:value-type="float" office:value="3.91949">
            <text:p>3.91949</text:p>
          </table:table-cell>
          <table:table-cell office:value-type="float" office:value="-3.39751">
            <text:p>-3.39751</text:p>
          </table:table-cell>
          <table:table-cell office:value-type="float" office:value="3.42297">
            <text:p>3.42297</text:p>
          </table:table-cell>
          <table:table-cell office:value-type="float" office:value="-0.0929029">
            <text:p>-0.0929029</text:p>
          </table:table-cell>
          <table:table-cell office:value-type="float" office:value="0.457041">
            <text:p>0.457041</text:p>
          </table:table-cell>
          <table:table-cell office:value-type="float" office:value="-1.35164">
            <text:p>-1.35164</text:p>
          </table:table-cell>
          <table:table-cell office:value-type="float" office:value="1.53177">
            <text:p>1.53177</text:p>
          </table:table-cell>
        </table:table-row>
        <table:table-row table:style-name="ro2">
          <table:table-cell office:value-type="string">
            <text:p>A5</text:p>
          </table:table-cell>
          <table:table-cell office:value-type="float" office:value="0.00764185">
            <text:p>0.00764185</text:p>
          </table:table-cell>
          <table:table-cell office:value-type="float" office:value="0.0139421">
            <text:p>0.0139421</text:p>
          </table:table-cell>
          <table:table-cell office:value-type="float" office:value="0.054385">
            <text:p>0.054385</text:p>
          </table:table-cell>
          <table:table-cell office:value-type="float" office:value="0.0533099">
            <text:p>0.0533099</text:p>
          </table:table-cell>
          <table:table-cell office:value-type="float" office:value="0.0550541">
            <text:p>0.0550541</text:p>
          </table:table-cell>
          <table:table-cell office:value-type="float" office:value="0.0532155">
            <text:p>0.0532155</text:p>
          </table:table-cell>
          <table:table-cell office:value-type="float" office:value="0.0586244">
            <text:p>0.0586244</text:p>
          </table:table-cell>
          <table:table-cell office:value-type="float" office:value="0.0522238">
            <text:p>0.0522238</text:p>
          </table:table-cell>
          <table:table-cell office:value-type="float" office:value="0.0515238">
            <text:p>0.0515238</text:p>
          </table:table-cell>
          <table:table-cell office:value-type="float" office:value="0.0545353">
            <text:p>0.0545353</text:p>
          </table:table-cell>
          <table:table-cell office:value-type="float" office:value="0.0467488">
            <text:p>0.0467488</text:p>
          </table:table-cell>
          <table:table-cell office:value-type="float" office:value="0.0476415">
            <text:p>0.0476415</text:p>
          </table:table-cell>
          <table:table-cell office:value-type="float" office:value="0.000598934">
            <text:p>0.000598934</text:p>
          </table:table-cell>
          <table:table-cell office:value-type="float" office:value="0.00629954">
            <text:p>0.00629954</text:p>
          </table:table-cell>
          <table:table-cell office:value-type="float" office:value="0.0191212">
            <text:p>0.0191212</text:p>
          </table:table-cell>
          <table:table-cell office:value-type="float" office:value="0.0213547">
            <text:p>0.0213547</text:p>
          </table:table-cell>
        </table:table-row>
        <table:table-row table:style-name="ro2">
          <table:table-cell office:value-type="string">
            <text:p>FWHM</text:p>
          </table:table-cell>
          <table:table-cell table:formula="of:=2*SQRT(2*LN(2))*[.B79]" office:value-type="float" office:value="18.0104878914125">
            <text:p>18.0104878914</text:p>
          </table:table-cell>
          <table:table-cell/>
          <table:table-cell table:formula="of:=2*SQRT(2*LN(2))*[.D79]" office:value-type="float" office:value="19.3862444063209">
            <text:p>19.3862444063</text:p>
          </table:table-cell>
          <table:table-cell/>
          <table:table-cell table:formula="of:=2*SQRT(2*LN(2))*[.F79]" office:value-type="float" office:value="19.4640947570096">
            <text:p>19.464094757</text:p>
          </table:table-cell>
          <table:table-cell/>
          <table:table-cell table:formula="of:=2*SQRT(2*LN(2))*[.H79]" office:value-type="float" office:value="19.564622024732">
            <text:p>19.5646220247</text:p>
          </table:table-cell>
          <table:table-cell/>
          <table:table-cell table:formula="of:=2*SQRT(2*LN(2))*[.J79]" office:value-type="float" office:value="19.4751859594217">
            <text:p>19.4751859594</text:p>
          </table:table-cell>
          <table:table-cell/>
          <table:table-cell table:formula="of:=2*SQRT(2*LN(2))*[.L79]" office:value-type="float" office:value="19.5442999277434">
            <text:p>19.5442999277</text:p>
          </table:table-cell>
          <table:table-cell/>
          <table:table-cell table:formula="of:=2*SQRT(2*LN(2))*[.N79]" office:value-type="float" office:value="19.1687061305609">
            <text:p>19.1687061306</text:p>
          </table:table-cell>
          <table:table-cell/>
          <table:table-cell table:formula="of:=2*SQRT(2*LN(2))*[.P79]" office:value-type="float" office:value="19.1513511068291">
            <text:p>19.1513511068</text:p>
          </table:table-cell>
          <table:table-cell/>
        </table:table-row>
        <table:table-row table:style-name="ro2">
          <table:table-cell office:value-type="string">
            <text:p>Transit Row</text:p>
          </table:table-cell>
          <table:table-cell office:value-type="float" office:value="111.634">
            <text:p>111.634</text:p>
          </table:table-cell>
          <table:table-cell/>
          <table:table-cell office:value-type="float" office:value="111.724">
            <text:p>111.724</text:p>
          </table:table-cell>
          <table:table-cell/>
          <table:table-cell office:value-type="float" office:value="111.874">
            <text:p>111.874</text:p>
          </table:table-cell>
          <table:table-cell/>
          <table:table-cell office:value-type="float" office:value="111.731">
            <text:p>111.731</text:p>
          </table:table-cell>
          <table:table-cell/>
          <table:table-cell office:value-type="float" office:value="111.715">
            <text:p>111.715</text:p>
          </table:table-cell>
          <table:table-cell/>
          <table:table-cell office:value-type="float" office:value="111.683">
            <text:p>111.683</text:p>
          </table:table-cell>
          <table:table-cell/>
          <table:table-cell office:value-type="float" office:value="112.44">
            <text:p>112.44</text:p>
          </table:table-cell>
          <table:table-cell/>
          <table:table-cell office:value-type="float" office:value="111.562">
            <text:p>111.562</text:p>
          </table:table-cell>
          <table:table-cell/>
        </table:table-row>
        <table:table-row table:style-name="ro2">
          <table:table-cell office:value-type="string">
            <text:p>*Missing Data</text:p>
          </table:table-cell>
          <table:table-cell table:number-columns-repeated="16"/>
        </table:table-row>
        <table:table-row table:style-name="ro2" table:number-rows-repeated="2">
          <table:table-cell table:number-columns-repeated="17"/>
        </table:table-row>
        <table:table-row table:style-name="ro1">
          <table:table-cell office:value-type="string">
            <text:p>Date Gillam</text:p>
          </table:table-cell>
          <table:table-cell office:value-type="string">
            <text:p>12-22-2011</text:p>
          </table:table-cell>
          <table:table-cell/>
          <table:table-cell office:value-type="string">
            <text:p>12-22-2011</text:p>
          </table:table-cell>
          <table:table-cell/>
          <table:table-cell office:value-type="string">
            <text:p>12-22-2011</text:p>
          </table:table-cell>
          <table:table-cell/>
          <table:table-cell office:value-type="string">
            <text:p>12-22-2011</text:p>
          </table:table-cell>
          <table:table-cell/>
          <table:table-cell office:value-type="string">
            <text:p>12-22-2011</text:p>
          </table:table-cell>
          <table:table-cell/>
          <table:table-cell office:value-type="string">
            <text:p>12-22-2011</text:p>
          </table:table-cell>
          <table:table-cell/>
          <table:table-cell office:value-type="string">
            <text:p>12-22-2011</text:p>
          </table:table-cell>
          <table:table-cell/>
          <table:table-cell office:value-type="string">
            <text:p>12-22-2011</text:p>
          </table:table-cell>
          <table:table-cell/>
        </table:table-row>
        <table:table-row table:style-name="ro2">
          <table:table-cell office:value-type="string">
            <text:p>Hour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Rows Plotted (k)</text:p>
          </table:table-cell>
          <table:table-cell office:value-type="string">
            <text:p>20-105</text:p>
          </table:table-cell>
          <table:table-cell/>
          <table:table-cell office:value-type="string">
            <text:p>20-105</text:p>
          </table:table-cell>
          <table:table-cell/>
          <table:table-cell office:value-type="string">
            <text:p>20-105</text:p>
          </table:table-cell>
          <table:table-cell/>
          <table:table-cell office:value-type="string">
            <text:p>20-105</text:p>
          </table:table-cell>
          <table:table-cell/>
          <table:table-cell office:value-type="string">
            <text:p>20-105</text:p>
          </table:table-cell>
          <table:table-cell/>
          <table:table-cell office:value-type="string">
            <text:p>20-105</text:p>
          </table:table-cell>
          <table:table-cell/>
          <table:table-cell office:value-type="string">
            <text:p>20-105</text:p>
          </table:table-cell>
          <table:table-cell/>
          <table:table-cell office:value-type="string">
            <text:p>20-105</text:p>
          </table:table-cell>
          <table:table-cell/>
        </table:table-row>
        <table:table-row table:style-name="ro2">
          <table:table-cell office:value-type="string">
            <text:p>Columns Averaged (j)</text:p>
          </table:table-cell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</table:table-row>
        <table:table-row table:style-name="ro2">
          <table:table-cell office:value-type="string">
            <text:p>Gaussian Parameters</text:p>
          </table:table-cell>
          <table:table-cell/>
          <table:table-cell office:value-type="string">
            <text:p>Sigma </text:p>
          </table:table-cell>
          <table:table-cell/>
          <table:table-cell office:value-type="string">
            <text:p>Sigma </text:p>
          </table:table-cell>
          <table:table-cell/>
          <table:table-cell office:value-type="string">
            <text:p>Sigma </text:p>
          </table:table-cell>
          <table:table-cell/>
          <table:table-cell office:value-type="string">
            <text:p>Sigma </text:p>
          </table:table-cell>
          <table:table-cell/>
          <table:table-cell office:value-type="string">
            <text:p>Sigma </text:p>
          </table:table-cell>
          <table:table-cell/>
          <table:table-cell office:value-type="string">
            <text:p>Sigma </text:p>
          </table:table-cell>
          <table:table-cell/>
          <table:table-cell office:value-type="string">
            <text:p>Sigma </text:p>
          </table:table-cell>
          <table:table-cell/>
          <table:table-cell office:value-type="string">
            <text:p>Sigma </text:p>
          </table:table-cell>
        </table:table-row>
        <table:table-row table:style-name="ro2">
          <table:table-cell office:value-type="string">
            <text:p>A0</text:p>
          </table:table-cell>
          <table:table-cell office:value-type="float" office:value="355.016">
            <text:p>355.016</text:p>
          </table:table-cell>
          <table:table-cell office:value-type="float" office:value="6.48266">
            <text:p>6.48266</text:p>
          </table:table-cell>
          <table:table-cell office:value-type="float" office:value="872.931">
            <text:p>872.931</text:p>
          </table:table-cell>
          <table:table-cell office:value-type="float" office:value="12.8316">
            <text:p>12.8316</text:p>
          </table:table-cell>
          <table:table-cell office:value-type="float" office:value="841.915">
            <text:p>841.915</text:p>
          </table:table-cell>
          <table:table-cell office:value-type="float" office:value="12.5565">
            <text:p>12.5565</text:p>
          </table:table-cell>
          <table:table-cell office:value-type="float" office:value="867.903">
            <text:p>867.903</text:p>
          </table:table-cell>
          <table:table-cell office:value-type="float" office:value="22.1825">
            <text:p>22.1825</text:p>
          </table:table-cell>
          <table:table-cell office:value-type="float" office:value="860.195">
            <text:p>860.195</text:p>
          </table:table-cell>
          <table:table-cell office:value-type="float" office:value="13.1251">
            <text:p>13.1251</text:p>
          </table:table-cell>
          <table:table-cell office:value-type="float" office:value="728.19">
            <text:p>728.19</text:p>
          </table:table-cell>
          <table:table-cell office:value-type="float" office:value="12.0304">
            <text:p>12.0304</text:p>
          </table:table-cell>
          <table:table-cell office:value-type="float" office:value="53.125">
            <text:p>53.125</text:p>
          </table:table-cell>
          <table:table-cell office:value-type="float" office:value="1.71066">
            <text:p>1.71066</text:p>
          </table:table-cell>
          <table:table-cell office:value-type="float" office:value="308.365">
            <text:p>308.365</text:p>
          </table:table-cell>
          <table:table-cell office:value-type="float" office:value="4.22677">
            <text:p>4.22677</text:p>
          </table:table-cell>
        </table:table-row>
        <table:table-row table:style-name="ro2">
          <table:table-cell office:value-type="string">
            <text:p>A1</text:p>
          </table:table-cell>
          <table:table-cell office:value-type="float" office:value="43.8195">
            <text:p>43.8195</text:p>
          </table:table-cell>
          <table:table-cell office:value-type="float" office:value="0.12534">
            <text:p>0.12534</text:p>
          </table:table-cell>
          <table:table-cell office:value-type="float" office:value="43.7816">
            <text:p>43.7816</text:p>
          </table:table-cell>
          <table:table-cell office:value-type="float" office:value="0.0944872">
            <text:p>0.0944872</text:p>
          </table:table-cell>
          <table:table-cell office:value-type="float" office:value="43.8675">
            <text:p>43.8675</text:p>
          </table:table-cell>
          <table:table-cell office:value-type="float" office:value="0.0964117">
            <text:p>0.0964117</text:p>
          </table:table-cell>
          <table:table-cell office:value-type="float" office:value="44.1273">
            <text:p>44.1273</text:p>
          </table:table-cell>
          <table:table-cell office:value-type="float" office:value="0.167649">
            <text:p>0.167649</text:p>
          </table:table-cell>
          <table:table-cell office:value-type="float" office:value="43.8915">
            <text:p>43.8915</text:p>
          </table:table-cell>
          <table:table-cell office:value-type="float" office:value="0.0983829">
            <text:p>0.0983829</text:p>
          </table:table-cell>
          <table:table-cell office:value-type="float" office:value="43.8406">
            <text:p>43.8406</text:p>
          </table:table-cell>
          <table:table-cell office:value-type="float" office:value="0.105772">
            <text:p>0.105772</text:p>
          </table:table-cell>
          <table:table-cell office:value-type="float" office:value="45.0251">
            <text:p>45.0251</text:p>
          </table:table-cell>
          <table:table-cell office:value-type="float" office:value="0.207004">
            <text:p>0.207004</text:p>
          </table:table-cell>
          <table:table-cell office:value-type="float" office:value="43.6379">
            <text:p>43.6379</text:p>
          </table:table-cell>
          <table:table-cell office:value-type="float" office:value="0.0887856">
            <text:p>0.0887856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float" office:value="8.43742">
            <text:p>8.43742</text:p>
          </table:table-cell>
          <table:table-cell office:value-type="float" office:value="0.195854">
            <text:p>0.195854</text:p>
          </table:table-cell>
          <table:table-cell office:value-type="float" office:value="8.51089">
            <text:p>8.51089</text:p>
          </table:table-cell>
          <table:table-cell office:value-type="float" office:value="0.149612">
            <text:p>0.149612</text:p>
          </table:table-cell>
          <table:table-cell office:value-type="float" office:value="8.49123">
            <text:p>8.49123</text:p>
          </table:table-cell>
          <table:table-cell office:value-type="float" office:value="0.151478">
            <text:p>0.151478</text:p>
          </table:table-cell>
          <table:table-cell office:value-type="float" office:value="8.1951">
            <text:p>8.1951</text:p>
          </table:table-cell>
          <table:table-cell office:value-type="float" office:value="0.255726">
            <text:p>0.255726</text:p>
          </table:table-cell>
          <table:table-cell office:value-type="float" office:value="8.45958">
            <text:p>8.45958</text:p>
          </table:table-cell>
          <table:table-cell office:value-type="float" office:value="0.154845">
            <text:p>0.154845</text:p>
          </table:table-cell>
          <table:table-cell office:value-type="float" office:value="8.60542">
            <text:p>8.60542</text:p>
          </table:table-cell>
          <table:table-cell office:value-type="float" office:value="0.169031">
            <text:p>0.169031</text:p>
          </table:table-cell>
          <table:table-cell office:value-type="float" office:value="8.85174">
            <text:p>8.85174</text:p>
          </table:table-cell>
          <table:table-cell office:value-type="float" office:value="0.333862">
            <text:p>0.333862</text:p>
          </table:table-cell>
          <table:table-cell office:value-type="float" office:value="8.3543">
            <text:p>8.3543</text:p>
          </table:table-cell>
          <table:table-cell office:value-type="float" office:value="0.138058">
            <text:p>0.138058</text:p>
          </table:table-cell>
        </table:table-row>
        <table:table-row table:style-name="ro2">
          <table:table-cell office:value-type="string">
            <text:p>A3</text:p>
          </table:table-cell>
          <table:table-cell office:value-type="float" office:value="113.191">
            <text:p>113.191</text:p>
          </table:table-cell>
          <table:table-cell office:value-type="float" office:value="4.95338">
            <text:p>4.95338</text:p>
          </table:table-cell>
          <table:table-cell office:value-type="float" office:value="59.5453">
            <text:p>59.5453</text:p>
          </table:table-cell>
          <table:table-cell office:value-type="float" office:value="9.70466">
            <text:p>9.70466</text:p>
          </table:table-cell>
          <table:table-cell office:value-type="float" office:value="68.6956">
            <text:p>68.6956</text:p>
          </table:table-cell>
          <table:table-cell office:value-type="float" office:value="9.56216">
            <text:p>9.56216</text:p>
          </table:table-cell>
          <table:table-cell office:value-type="float" office:value="67.8179">
            <text:p>67.8179</text:p>
          </table:table-cell>
          <table:table-cell office:value-type="float" office:value="17.286">
            <text:p>17.286</text:p>
          </table:table-cell>
          <table:table-cell office:value-type="float" office:value="75.5965">
            <text:p>75.5965</text:p>
          </table:table-cell>
          <table:table-cell office:value-type="float" office:value="9.98761">
            <text:p>9.98761</text:p>
          </table:table-cell>
          <table:table-cell office:value-type="float" office:value="77.7435">
            <text:p>77.7435</text:p>
          </table:table-cell>
          <table:table-cell office:value-type="float" office:value="9.03957">
            <text:p>9.03957</text:p>
          </table:table-cell>
          <table:table-cell office:value-type="float" office:value="25.9256">
            <text:p>25.9256</text:p>
          </table:table-cell>
          <table:table-cell office:value-type="float" office:value="1.29354">
            <text:p>1.29354</text:p>
          </table:table-cell>
          <table:table-cell office:value-type="float" office:value="49.9567">
            <text:p>49.9567</text:p>
          </table:table-cell>
          <table:table-cell office:value-type="float" office:value="3.23306">
            <text:p>3.23306</text:p>
          </table:table-cell>
        </table:table-row>
        <table:table-row table:style-name="ro2">
          <table:table-cell office:value-type="string">
            <text:p>A4</text:p>
          </table:table-cell>
          <table:table-cell office:value-type="float" office:value="-1.24577">
            <text:p>-1.24577</text:p>
          </table:table-cell>
          <table:table-cell office:value-type="float" office:value="0.44505">
            <text:p>0.44505</text:p>
          </table:table-cell>
          <table:table-cell office:value-type="float" office:value="-3.09834">
            <text:p>-3.09834</text:p>
          </table:table-cell>
          <table:table-cell office:value-type="float" office:value="0.884518">
            <text:p>0.884518</text:p>
          </table:table-cell>
          <table:table-cell office:value-type="float" office:value="-2.95742">
            <text:p>-2.95742</text:p>
          </table:table-cell>
          <table:table-cell office:value-type="float" office:value="0.863886">
            <text:p>0.863886</text:p>
          </table:table-cell>
          <table:table-cell office:value-type="float" office:value="-2.50421">
            <text:p>-2.50421</text:p>
          </table:table-cell>
          <table:table-cell office:value-type="float" office:value="1.51082">
            <text:p>1.51082</text:p>
          </table:table-cell>
          <table:table-cell office:value-type="float" office:value="-2.7886">
            <text:p>-2.7886</text:p>
          </table:table-cell>
          <table:table-cell office:value-type="float" office:value="0.903754">
            <text:p>0.903754</text:p>
          </table:table-cell>
          <table:table-cell office:value-type="float" office:value="-2.61733">
            <text:p>-2.61733</text:p>
          </table:table-cell>
          <table:table-cell office:value-type="float" office:value="0.831682">
            <text:p>0.831682</text:p>
          </table:table-cell>
          <table:table-cell office:value-type="float" office:value="-0.0667928">
            <text:p>-0.0667928</text:p>
          </table:table-cell>
          <table:table-cell office:value-type="float" office:value="0.119261">
            <text:p>0.119261</text:p>
          </table:table-cell>
          <table:table-cell office:value-type="float" office:value="-1.1117">
            <text:p>-1.1117</text:p>
          </table:table-cell>
          <table:table-cell office:value-type="float" office:value="0.289328">
            <text:p>0.289328</text:p>
          </table:table-cell>
        </table:table-row>
        <table:table-row table:style-name="ro2">
          <table:table-cell office:value-type="string">
            <text:p>A5</text:p>
          </table:table-cell>
          <table:table-cell office:value-type="float" office:value="0.0127575">
            <text:p>0.0127575</text:p>
          </table:table-cell>
          <table:table-cell office:value-type="float" office:value="0.00513505">
            <text:p>0.00513505</text:p>
          </table:table-cell>
          <table:table-cell office:value-type="float" office:value="0.0354883">
            <text:p>0.0354883</text:p>
          </table:table-cell>
          <table:table-cell office:value-type="float" office:value="0.010209">
            <text:p>0.010209</text:p>
          </table:table-cell>
          <table:table-cell office:value-type="float" office:value="0.0334347">
            <text:p>0.0334347</text:p>
          </table:table-cell>
          <table:table-cell office:value-type="float" office:value="0.00996421">
            <text:p>0.00996421</text:p>
          </table:table-cell>
          <table:table-cell office:value-type="float" office:value="0.0279166">
            <text:p>0.0279166</text:p>
          </table:table-cell>
          <table:table-cell office:value-type="float" office:value="0.0173844">
            <text:p>0.0173844</text:p>
          </table:table-cell>
          <table:table-cell office:value-type="float" office:value="0.0318657">
            <text:p>0.0318657</text:p>
          </table:table-cell>
          <table:table-cell office:value-type="float" office:value="0.0104213">
            <text:p>0.0104213</text:p>
          </table:table-cell>
          <table:table-cell office:value-type="float" office:value="0.0298843">
            <text:p>0.0298843</text:p>
          </table:table-cell>
          <table:table-cell office:value-type="float" office:value="0.00959524">
            <text:p>0.00959524</text:p>
          </table:table-cell>
          <table:table-cell office:value-type="float" office:value="0.000993966">
            <text:p>0.000993966</text:p>
          </table:table-cell>
          <table:table-cell office:value-type="float" office:value="0.00136235">
            <text:p>0.00136235</text:p>
          </table:table-cell>
          <table:table-cell office:value-type="float" office:value="0.0128334">
            <text:p>0.0128334</text:p>
          </table:table-cell>
          <table:table-cell office:value-type="float" office:value="0.00334285">
            <text:p>0.00334285</text:p>
          </table:table-cell>
        </table:table-row>
        <table:table-row table:style-name="ro2">
          <table:table-cell office:value-type="string">
            <text:p>FWHM</text:p>
          </table:table-cell>
          <table:table-cell table:formula="of:=2*SQRT(2*LN(2))*[.B96]" office:value-type="float" office:value="19.868605744345">
            <text:p>19.8686057443</text:p>
          </table:table-cell>
          <table:table-cell/>
          <table:table-cell table:formula="of:=2*SQRT(2*LN(2))*[.D96]" office:value-type="float" office:value="20.0416143730535">
            <text:p>20.0416143731</text:p>
          </table:table-cell>
          <table:table-cell/>
          <table:table-cell table:formula="of:=2*SQRT(2*LN(2))*[.F96]" office:value-type="float" office:value="19.9953186109681">
            <text:p>19.995318611</text:p>
          </table:table-cell>
          <table:table-cell/>
          <table:table-cell table:formula="of:=2*SQRT(2*LN(2))*[.H96]" office:value-type="float" office:value="19.2979857510331">
            <text:p>19.297985751</text:p>
          </table:table-cell>
          <table:table-cell/>
          <table:table-cell table:formula="of:=2*SQRT(2*LN(2))*[.J96]" office:value-type="float" office:value="19.9207885565429">
            <text:p>19.9207885565</text:p>
          </table:table-cell>
          <table:table-cell/>
          <table:table-cell table:formula="of:=2*SQRT(2*LN(2))*[.L96]" office:value-type="float" office:value="20.2642155119102">
            <text:p>20.2642155119</text:p>
          </table:table-cell>
          <table:table-cell/>
          <table:table-cell table:formula="of:=2*SQRT(2*LN(2))*[.N96]" office:value-type="float" office:value="20.8442547854023">
            <text:p>20.8442547854</text:p>
          </table:table-cell>
          <table:table-cell/>
          <table:table-cell table:formula="of:=2*SQRT(2*LN(2))*[.P96]" office:value-type="float" office:value="19.6728731022021">
            <text:p>19.6728731022</text:p>
          </table:table-cell>
          <table:table-cell/>
        </table:table-row>
        <table:table-row table:style-name="ro2">
          <table:table-cell office:value-type="string">
            <text:p>Transit Row</text:p>
          </table:table-cell>
          <table:table-cell office:value-type="float" office:value="63.8195">
            <text:p>63.8195</text:p>
          </table:table-cell>
          <table:table-cell/>
          <table:table-cell office:value-type="float" office:value="63.7816">
            <text:p>63.7816</text:p>
          </table:table-cell>
          <table:table-cell/>
          <table:table-cell office:value-type="float" office:value="63.8675">
            <text:p>63.8675</text:p>
          </table:table-cell>
          <table:table-cell/>
          <table:table-cell office:value-type="float" office:value="64.1273">
            <text:p>64.1273</text:p>
          </table:table-cell>
          <table:table-cell/>
          <table:table-cell office:value-type="float" office:value="63.8915">
            <text:p>63.8915</text:p>
          </table:table-cell>
          <table:table-cell/>
          <table:table-cell office:value-type="float" office:value="63.8406">
            <text:p>63.8406</text:p>
          </table:table-cell>
          <table:table-cell/>
          <table:table-cell office:value-type="float" office:value="65.0251">
            <text:p>65.0251</text:p>
          </table:table-cell>
          <table:table-cell/>
          <table:table-cell office:value-type="float" office:value="63.6379">
            <text:p>63.6379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7">2012-07-27</text:date>, <text:time>11:1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25T12:10:53.47</meta:creation-date>
    <dc:date>2012-07-27T11:15:24.46</dc:date>
    <meta:editing-duration>PT22H46M38S</meta:editing-duration>
    <meta:editing-cycles>5</meta:editing-cycles>
    <meta:generator>OpenOffice.org/3.3$Win32 OpenOffice.org_project/330m20$Build-9567</meta:generator>
    <meta:document-statistic meta:table-count="3" meta:cell-count="1028" meta:object-count="0"/>
  </office:meta>
</office:document-meta>
</file>